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800000" fo:language="en" fo:country="US" officeooo:rsid="08028437" officeooo:paragraph-rsid="08028437"/>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8"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63" style:family="paragraph" style:parent-style-name="Text_20_body">
      <style:text-properties officeooo:paragraph-rsid="07caabb4"/>
    </style:style>
    <style:style style:name="P264"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5" style:family="paragraph" style:parent-style-name="Text_20_body">
      <style:paragraph-properties fo:text-align="center" style:justify-single-word="false"/>
      <style:text-properties fo:color="#106802" style:font-name="Ubuntu" fo:font-size="12pt" fo:font-weight="bold" officeooo:rsid="07e8f41e" officeooo:paragraph-rsid="07ff4867" style:font-size-asian="12pt" style:font-weight-asian="bold" style:font-size-complex="12pt" style:font-weight-complex="bold"/>
    </style:style>
    <style:style style:name="P266"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7"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8" style:family="paragraph" style:parent-style-name="Text_20_body">
      <style:text-properties officeooo:paragraph-rsid="05f8daed"/>
    </style:style>
    <style:style style:name="P269" style:family="paragraph" style:parent-style-name="Text_20_body">
      <style:text-properties officeooo:rsid="066e5398" officeooo:paragraph-rsid="07edfdbc"/>
    </style:style>
    <style:style style:name="P270" style:family="paragraph" style:parent-style-name="Text_20_body">
      <style:paragraph-properties fo:break-before="page"/>
    </style:style>
    <style:style style:name="P271" style:family="paragraph" style:parent-style-name="Text_20_body">
      <style:paragraph-properties fo:break-before="page"/>
      <style:text-properties fo:language="en" fo:country="US" officeooo:rsid="05f8daed" officeooo:paragraph-rsid="06314af3"/>
    </style:style>
    <style:style style:name="P272" style:family="paragraph" style:parent-style-name="Text_20_body">
      <style:paragraph-properties fo:break-before="page"/>
      <style:text-properties fo:language="en" fo:country="US" officeooo:rsid="05b9eddf" officeooo:paragraph-rsid="07e320a9"/>
    </style:style>
    <style:style style:name="P273" style:family="paragraph" style:parent-style-name="Text_20_body">
      <style:paragraph-properties fo:break-before="page"/>
      <style:text-properties fo:language="en" fo:country="US" officeooo:rsid="04636293" officeooo:paragraph-rsid="04facb22"/>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Standard">
      <style:text-properties fo:language="en" fo:country="US" officeooo:rsid="066d1eb1" officeooo:paragraph-rsid="07e8f41e"/>
    </style:style>
    <style:style style:name="P297" style:family="paragraph" style:parent-style-name="Standard">
      <style:text-properties fo:language="en" fo:country="US" officeooo:rsid="07e8f41e" officeooo:paragraph-rsid="07e8f41e"/>
    </style:style>
    <style:style style:name="P298" style:family="paragraph" style:parent-style-name="Standard">
      <style:text-properties fo:language="en" fo:country="US" officeooo:rsid="08051b9b" officeooo:paragraph-rsid="08051b9b"/>
    </style:style>
    <style:style style:name="P299" style:family="paragraph" style:parent-style-name="Author">
      <style:text-properties fo:language="en" fo:country="US"/>
    </style:style>
    <style:style style:name="P300" style:family="paragraph" style:parent-style-name="Author">
      <style:text-properties fo:language="en" fo:country="US" officeooo:rsid="00bb700a" officeooo:paragraph-rsid="00bb700a"/>
    </style:style>
    <style:style style:name="P301" style:family="paragraph" style:parent-style-name="Author">
      <style:text-properties fo:language="en" fo:country="US" officeooo:rsid="00bb700a" officeooo:paragraph-rsid="016da5a1"/>
    </style:style>
    <style:style style:name="P302" style:family="paragraph" style:parent-style-name="Author">
      <style:text-properties fo:language="en" fo:country="US" officeooo:rsid="00bb700a" officeooo:paragraph-rsid="03a73593"/>
    </style:style>
    <style:style style:name="P303" style:family="paragraph" style:parent-style-name="Author">
      <style:text-properties fo:language="en" fo:country="US" officeooo:rsid="00bb700a" officeooo:paragraph-rsid="07e320a9"/>
    </style:style>
    <style:style style:name="P304" style:family="paragraph" style:parent-style-name="Author">
      <style:text-properties fo:language="en" fo:country="US" officeooo:paragraph-rsid="05f6af7d"/>
    </style:style>
    <style:style style:name="P305" style:family="paragraph" style:parent-style-name="Quotations">
      <style:text-properties fo:language="en" fo:country="US"/>
    </style:style>
    <style:style style:name="P306" style:family="paragraph" style:parent-style-name="Quotations">
      <style:text-properties fo:language="en" fo:country="US" officeooo:paragraph-rsid="06274c9f"/>
    </style:style>
    <style:style style:name="P307" style:family="paragraph" style:parent-style-name="Quotations">
      <style:text-properties fo:language="en" fo:country="US" officeooo:rsid="06fd8fbb" officeooo:paragraph-rsid="06fd8fbb"/>
    </style:style>
    <style:style style:name="P308" style:family="paragraph" style:parent-style-name="Code_20_Source">
      <style:text-properties fo:language="en" fo:country="US"/>
    </style:style>
    <style:style style:name="P309" style:family="paragraph" style:parent-style-name="Code_20_Source">
      <style:text-properties fo:color="#999999" style:text-line-through-style="solid" style:text-line-through-type="single" fo:language="en" fo:country="US" officeooo:paragraph-rsid="0620f991"/>
    </style:style>
    <style:style style:name="P310" style:family="paragraph" style:parent-style-name="Table_20_Contents">
      <style:paragraph-properties fo:text-align="center" style:justify-single-word="false"/>
      <style:text-properties fo:language="en" fo:country="US" officeooo:paragraph-rsid="069a7a60"/>
    </style:style>
    <style:style style:name="P311" style:family="paragraph" style:parent-style-name="Table_20_Contents">
      <style:paragraph-properties fo:text-align="center" style:justify-single-word="false"/>
      <style:text-properties fo:language="en" fo:country="US" officeooo:rsid="0239df5f" officeooo:paragraph-rsid="069a7a60"/>
    </style:style>
    <style:style style:name="P312" style:family="paragraph" style:parent-style-name="Table_20_Contents">
      <style:paragraph-properties fo:text-align="center" style:justify-single-word="false"/>
      <style:text-properties fo:language="en" fo:country="US" officeooo:rsid="023b1690" officeooo:paragraph-rsid="069a7a60"/>
    </style:style>
    <style:style style:name="P313" style:family="paragraph" style:parent-style-name="Table_20_Contents">
      <style:paragraph-properties fo:text-align="center" style:justify-single-word="false"/>
      <style:text-properties fo:language="en" fo:country="US" officeooo:rsid="023cb190" officeooo:paragraph-rsid="069a7a60"/>
    </style:style>
    <style:style style:name="P31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5" style:family="paragraph" style:parent-style-name="Bibliography_20_1">
      <style:paragraph-properties>
        <style:tab-stops/>
      </style:paragraph-properties>
    </style:style>
    <style:style style:name="P326" style:family="paragraph" style:parent-style-name="Text_20_body" style:list-style-name="L1">
      <style:text-properties fo:language="en" fo:country="US" officeooo:rsid="0466b097" officeooo:paragraph-rsid="0488b6a9"/>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7df607"/>
    </style:style>
    <style:style style:name="P329" style:family="paragraph" style:parent-style-name="Text_20_body" style:list-style-name="L7">
      <style:text-properties fo:language="en" fo:country="US" officeooo:rsid="0466b097" officeooo:paragraph-rsid="0491aeb2"/>
    </style:style>
    <style:style style:name="P330" style:family="paragraph" style:parent-style-name="Text_20_body" style:list-style-name="L7">
      <style:text-properties fo:language="en" fo:country="US" officeooo:rsid="0466b097" officeooo:paragraph-rsid="0492e8c4"/>
    </style:style>
    <style:style style:name="P331" style:family="paragraph" style:parent-style-name="Text_20_body" style:list-style-name="L11">
      <style:text-properties fo:language="en" fo:country="US" officeooo:rsid="0466b097" officeooo:paragraph-rsid="0477c584"/>
    </style:style>
    <style:style style:name="P332" style:family="paragraph" style:parent-style-name="Text_20_body" style:list-style-name="L12">
      <style:text-properties fo:language="en" fo:country="US" officeooo:rsid="0466b097" officeooo:paragraph-rsid="049584da"/>
    </style:style>
    <style:style style:name="P333" style:family="paragraph" style:parent-style-name="Text_20_body" style:list-style-name="L14">
      <style:text-properties fo:language="en" fo:country="US" officeooo:rsid="0466b097" officeooo:paragraph-rsid="04b0f788"/>
    </style:style>
    <style:style style:name="P334" style:family="paragraph" style:parent-style-name="Text_20_body" style:list-style-name="L16">
      <style:text-properties fo:language="en" fo:country="US" officeooo:rsid="0466b097" officeooo:paragraph-rsid="04b0f788"/>
    </style:style>
    <style:style style:name="P335" style:family="paragraph" style:parent-style-name="Text_20_body" style:list-style-name="L1">
      <style:text-properties fo:language="en" fo:country="US" officeooo:rsid="03cc0228" officeooo:paragraph-rsid="03cc0228"/>
    </style:style>
    <style:style style:name="P336" style:family="paragraph" style:parent-style-name="Text_20_body" style:list-style-name="L2">
      <style:text-properties fo:language="en" fo:country="US" officeooo:rsid="03c52263" officeooo:paragraph-rsid="03c52263"/>
    </style:style>
    <style:style style:name="P337" style:family="paragraph" style:parent-style-name="Text_20_body" style:list-style-name="L2">
      <style:text-properties fo:language="en" fo:country="US" officeooo:rsid="03c52263" officeooo:paragraph-rsid="03cdb5ba"/>
    </style:style>
    <style:style style:name="P338" style:family="paragraph" style:parent-style-name="Text_20_body" style:list-style-name="L3">
      <style:text-properties fo:language="en" fo:country="US" officeooo:rsid="03c52263" officeooo:paragraph-rsid="04022d68"/>
    </style:style>
    <style:style style:name="P33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2">
      <style:text-properties fo:language="en" fo:country="US" officeooo:rsid="03d69c22" officeooo:paragraph-rsid="03ddac26"/>
    </style:style>
    <style:style style:name="P343" style:family="paragraph" style:parent-style-name="Text_20_body" style:list-style-name="L3">
      <style:text-properties fo:language="en" fo:country="US" officeooo:rsid="0404af7c" officeooo:paragraph-rsid="0444dc4e"/>
    </style:style>
    <style:style style:name="P344" style:family="paragraph" style:parent-style-name="Text_20_body" style:list-style-name="L3">
      <style:text-properties fo:language="en" fo:country="US" officeooo:rsid="0444dc4e" officeooo:paragraph-rsid="0444dc4e"/>
    </style:style>
    <style:style style:name="P345" style:family="paragraph" style:parent-style-name="Text_20_body" style:list-style-name="L3">
      <style:text-properties fo:language="en" fo:country="US" officeooo:rsid="04068661" officeooo:paragraph-rsid="04068661"/>
    </style:style>
    <style:style style:name="P346" style:family="paragraph" style:parent-style-name="Text_20_body" style:list-style-name="L3">
      <style:text-properties fo:language="en" fo:country="US" officeooo:rsid="04111e30" officeooo:paragraph-rsid="04111e30"/>
    </style:style>
    <style:style style:name="P347" style:family="paragraph" style:parent-style-name="Text_20_body" style:list-style-name="L3">
      <style:text-properties fo:language="en" fo:country="US" officeooo:rsid="040cb526" officeooo:paragraph-rsid="040cb526"/>
    </style:style>
    <style:style style:name="P348" style:family="paragraph" style:parent-style-name="Text_20_body" style:list-style-name="L3">
      <style:text-properties fo:language="en" fo:country="US" officeooo:rsid="040e3cd6" officeooo:paragraph-rsid="040e3cd6"/>
    </style:style>
    <style:style style:name="P349" style:family="paragraph" style:parent-style-name="Text_20_body" style:list-style-name="L3">
      <style:text-properties fo:language="en" fo:country="US" officeooo:rsid="04130005" officeooo:paragraph-rsid="04199ee3"/>
    </style:style>
    <style:style style:name="P350" style:family="paragraph" style:parent-style-name="Text_20_body" style:list-style-name="L3">
      <style:text-properties fo:language="en" fo:country="US" officeooo:rsid="04269304" officeooo:paragraph-rsid="055350ea"/>
    </style:style>
    <style:style style:name="P351" style:family="paragraph" style:parent-style-name="Text_20_body" style:list-style-name="L7">
      <style:text-properties fo:language="en" fo:country="US" officeooo:rsid="04269304" officeooo:paragraph-rsid="04559e5a"/>
    </style:style>
    <style:style style:name="P352" style:family="paragraph" style:parent-style-name="Text_20_body" style:list-style-name="L7">
      <style:text-properties fo:language="en" fo:country="US" officeooo:rsid="04269304" officeooo:paragraph-rsid="055246e9"/>
    </style:style>
    <style:style style:name="P353" style:family="paragraph" style:parent-style-name="Text_20_body" style:list-style-name="L4">
      <style:text-properties fo:language="en" fo:country="US" officeooo:rsid="04683001" officeooo:paragraph-rsid="05141ce7"/>
    </style:style>
    <style:style style:name="P354" style:family="paragraph" style:parent-style-name="Text_20_body" style:list-style-name="L16">
      <style:text-properties fo:language="en" fo:country="US" officeooo:rsid="04683001" officeooo:paragraph-rsid="04b0f788"/>
    </style:style>
    <style:style style:name="P355" style:family="paragraph" style:parent-style-name="Text_20_body" style:list-style-name="L5">
      <style:text-properties fo:language="en" fo:country="US" officeooo:rsid="046da946" officeooo:paragraph-rsid="046da946"/>
    </style:style>
    <style:style style:name="P356" style:family="paragraph" style:parent-style-name="Text_20_body" style:list-style-name="L6">
      <style:text-properties fo:language="en" fo:country="US" officeooo:rsid="04b76d62" officeooo:paragraph-rsid="04b76d62"/>
    </style:style>
    <style:style style:name="P357" style:family="paragraph" style:parent-style-name="Text_20_body" style:list-style-name="L6">
      <style:text-properties fo:language="en" fo:country="US" officeooo:rsid="04b76d62" officeooo:paragraph-rsid="04f11e74"/>
    </style:style>
    <style:style style:name="P358" style:family="paragraph" style:parent-style-name="Text_20_body" style:list-style-name="L6">
      <style:text-properties fo:language="en" fo:country="US" officeooo:rsid="04b76d62" officeooo:paragraph-rsid="04c00a2c"/>
    </style:style>
    <style:style style:name="P359" style:family="paragraph" style:parent-style-name="Text_20_body" style:list-style-name="L6">
      <style:text-properties fo:language="en" fo:country="US" officeooo:rsid="04f11e74" officeooo:paragraph-rsid="04f11e74"/>
    </style:style>
    <style:style style:name="P360" style:family="paragraph" style:parent-style-name="Text_20_body" style:list-style-name="L6">
      <style:text-properties fo:language="en" fo:country="US" officeooo:rsid="04f11e74" officeooo:paragraph-rsid="059704a1"/>
    </style:style>
    <style:style style:name="P361" style:family="paragraph" style:parent-style-name="Text_20_body" style:list-style-name="L6">
      <style:text-properties fo:language="en" fo:country="US" officeooo:rsid="04f2a567" officeooo:paragraph-rsid="04f2a567"/>
    </style:style>
    <style:style style:name="P362" style:family="paragraph" style:parent-style-name="Text_20_body" style:list-style-name="L6">
      <style:text-properties fo:language="en" fo:country="US" officeooo:rsid="04ba71dd" officeooo:paragraph-rsid="04bbb2f4"/>
    </style:style>
    <style:style style:name="P363" style:family="paragraph" style:parent-style-name="Text_20_body" style:list-style-name="L6">
      <style:text-properties fo:language="en" fo:country="US" officeooo:rsid="04bbb2f4" officeooo:paragraph-rsid="04c00a2c"/>
    </style:style>
    <style:style style:name="P364" style:family="paragraph" style:parent-style-name="Text_20_body" style:list-style-name="L6">
      <style:text-properties fo:language="en" fo:country="US" officeooo:rsid="04c00a2c" officeooo:paragraph-rsid="04c2fecf"/>
    </style:style>
    <style:style style:name="P365" style:family="paragraph" style:parent-style-name="Text_20_body" style:list-style-name="L6">
      <style:text-properties fo:language="en" fo:country="US" officeooo:rsid="04bed9a2" officeooo:paragraph-rsid="04c4c3a1"/>
    </style:style>
    <style:style style:name="P366" style:family="paragraph" style:parent-style-name="Text_20_body" style:list-style-name="L6">
      <style:text-properties fo:language="en" fo:country="US" officeooo:rsid="04c10a52" officeooo:paragraph-rsid="04c199ba"/>
    </style:style>
    <style:style style:name="P367" style:family="paragraph" style:parent-style-name="Text_20_body" style:list-style-name="L7">
      <style:text-properties fo:language="en" fo:country="US" officeooo:rsid="0439ec41" officeooo:paragraph-rsid="0439ec41"/>
    </style:style>
    <style:style style:name="P368" style:family="paragraph" style:parent-style-name="Text_20_body" style:list-style-name="L7">
      <style:text-properties fo:language="en" fo:country="US" officeooo:rsid="0439ec41" officeooo:paragraph-rsid="0486d4b4"/>
    </style:style>
    <style:style style:name="P369" style:family="paragraph" style:parent-style-name="Text_20_body" style:list-style-name="L11">
      <style:text-properties fo:language="en" fo:country="US" officeooo:rsid="0439ec41" officeooo:paragraph-rsid="0492e8c4"/>
    </style:style>
    <style:style style:name="P370" style:family="paragraph" style:parent-style-name="Text_20_body" style:list-style-name="L7">
      <style:text-properties fo:language="en" fo:country="US" officeooo:rsid="043d4ef2" officeooo:paragraph-rsid="043d4ef2"/>
    </style:style>
    <style:style style:name="P371" style:family="paragraph" style:parent-style-name="Text_20_body" style:list-style-name="L7">
      <style:text-properties fo:language="en" fo:country="US" officeooo:rsid="043ed011" officeooo:paragraph-rsid="043ed011"/>
    </style:style>
    <style:style style:name="P372" style:family="paragraph" style:parent-style-name="Text_20_body" style:list-style-name="L7">
      <style:text-properties fo:language="en" fo:country="US" officeooo:rsid="043ed011" officeooo:paragraph-rsid="0457324a"/>
    </style:style>
    <style:style style:name="P373" style:family="paragraph" style:parent-style-name="Text_20_body" style:list-style-name="L7">
      <style:text-properties fo:language="en" fo:country="US" officeooo:rsid="043ed011" officeooo:paragraph-rsid="045ee805"/>
    </style:style>
    <style:style style:name="P374" style:family="paragraph" style:parent-style-name="Text_20_body" style:list-style-name="L7">
      <style:text-properties fo:language="en" fo:country="US" officeooo:rsid="04559e5a" officeooo:paragraph-rsid="0594e757"/>
    </style:style>
    <style:style style:name="P375" style:family="paragraph" style:parent-style-name="Text_20_body" style:list-style-name="L7">
      <style:text-properties fo:language="en" fo:country="US" officeooo:rsid="04559e5a" officeooo:paragraph-rsid="0457324a"/>
    </style:style>
    <style:style style:name="P376" style:family="paragraph" style:parent-style-name="Text_20_body" style:list-style-name="L7">
      <style:text-properties fo:language="en" fo:country="US" officeooo:rsid="04559e5a" officeooo:paragraph-rsid="04dd40ea"/>
    </style:style>
    <style:style style:name="P377" style:family="paragraph" style:parent-style-name="Text_20_body" style:list-style-name="L7">
      <style:text-properties fo:language="en" fo:country="US" officeooo:rsid="0492e8c4" officeooo:paragraph-rsid="04939d9a"/>
    </style:style>
    <style:style style:name="P378" style:family="paragraph" style:parent-style-name="Text_20_body" style:list-style-name="L11">
      <style:text-properties fo:language="en" fo:country="US" officeooo:rsid="0492e8c4" officeooo:paragraph-rsid="0492e8c4"/>
    </style:style>
    <style:style style:name="P379" style:family="paragraph" style:parent-style-name="Text_20_body" style:list-style-name="L8">
      <style:text-properties fo:language="en" fo:country="US" officeooo:rsid="044f63a8" officeooo:paragraph-rsid="044f63a8"/>
    </style:style>
    <style:style style:name="P380" style:family="paragraph" style:parent-style-name="Text_20_body" style:list-style-name="L9">
      <style:text-properties fo:language="en" fo:country="US" officeooo:rsid="044f63a8" officeooo:paragraph-rsid="0457324a"/>
    </style:style>
    <style:style style:name="P381" style:family="paragraph" style:parent-style-name="Text_20_body" style:list-style-name="L10">
      <style:text-properties fo:language="en" fo:country="US" officeooo:rsid="044f63a8" officeooo:paragraph-rsid="045ee805"/>
    </style:style>
    <style:style style:name="P382" style:family="paragraph" style:parent-style-name="Text_20_body" style:list-style-name="L8">
      <style:text-properties fo:language="en" fo:country="US" officeooo:rsid="044cd281" officeooo:paragraph-rsid="044cd281"/>
    </style:style>
    <style:style style:name="P383" style:family="paragraph" style:parent-style-name="Text_20_body" style:list-style-name="L8">
      <style:text-properties fo:language="en" fo:country="US" officeooo:rsid="04eb2766" officeooo:paragraph-rsid="04eb2766"/>
    </style:style>
    <style:style style:name="P384" style:family="paragraph" style:parent-style-name="Text_20_body" style:list-style-name="L9">
      <style:text-properties fo:language="en" fo:country="US" officeooo:rsid="04eb2766" officeooo:paragraph-rsid="04ed9fad"/>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7">
      <style:text-properties fo:language="en" fo:country="US" officeooo:rsid="0457324a" officeooo:paragraph-rsid="04574f05"/>
    </style:style>
    <style:style style:name="P387" style:family="paragraph" style:parent-style-name="Text_20_body" style:list-style-name="L7">
      <style:text-properties fo:language="en" fo:country="US" officeooo:rsid="0457324a" officeooo:paragraph-rsid="045ee805"/>
    </style:style>
    <style:style style:name="P388" style:family="paragraph" style:parent-style-name="Text_20_body" style:list-style-name="L7">
      <style:text-properties fo:language="en" fo:country="US" officeooo:rsid="04dd40ea" officeooo:paragraph-rsid="059407c1"/>
    </style:style>
    <style:style style:name="P389" style:family="paragraph" style:parent-style-name="Text_20_body" style:list-style-name="L7">
      <style:text-properties fo:language="en" fo:country="US" officeooo:rsid="04dd40ea" officeooo:paragraph-rsid="04dd40ea"/>
    </style:style>
    <style:style style:name="P390" style:family="paragraph" style:parent-style-name="Text_20_body" style:list-style-name="L11">
      <style:text-properties fo:language="en" fo:country="US" officeooo:rsid="0590da3e" officeooo:paragraph-rsid="0592cbf1"/>
    </style:style>
    <style:style style:name="P391" style:family="paragraph" style:parent-style-name="Text_20_body" style:list-style-name="L12">
      <style:text-properties fo:language="en" fo:country="US" officeooo:rsid="0590da3e" officeooo:paragraph-rsid="0590da3e"/>
    </style:style>
    <style:style style:name="P392" style:family="paragraph" style:parent-style-name="Text_20_body" style:list-style-name="L11">
      <style:text-properties fo:language="en" fo:country="US" officeooo:rsid="04636293" officeooo:paragraph-rsid="04636293"/>
    </style:style>
    <style:style style:name="P393" style:family="paragraph" style:parent-style-name="Text_20_body" style:list-style-name="L12">
      <style:text-properties fo:language="en" fo:country="US" officeooo:rsid="059d8e03" officeooo:paragraph-rsid="059d8e03"/>
    </style:style>
    <style:style style:name="P394" style:family="paragraph" style:parent-style-name="Text_20_body" style:list-style-name="L12">
      <style:text-properties fo:language="en" fo:country="US" officeooo:rsid="049584da" officeooo:paragraph-rsid="049584da"/>
    </style:style>
    <style:style style:name="P395" style:family="paragraph" style:parent-style-name="Text_20_body" style:list-style-name="L13">
      <style:text-properties fo:language="en" fo:country="US" officeooo:rsid="04b0f788" officeooo:paragraph-rsid="04b0f788"/>
    </style:style>
    <style:style style:name="P396" style:family="paragraph" style:parent-style-name="Text_20_body" style:list-style-name="L14">
      <style:text-properties fo:language="en" fo:country="US" officeooo:rsid="04b0f788" officeooo:paragraph-rsid="04b0f788"/>
    </style:style>
    <style:style style:name="P397" style:family="paragraph" style:parent-style-name="Text_20_body" style:list-style-name="L15">
      <style:text-properties fo:language="en" fo:country="US" officeooo:rsid="04b0f788" officeooo:paragraph-rsid="04b0f788"/>
    </style:style>
    <style:style style:name="P398" style:family="paragraph" style:parent-style-name="Text_20_body" style:list-style-name="L16">
      <style:text-properties fo:language="en" fo:country="US" officeooo:rsid="04b0f788" officeooo:paragraph-rsid="04b1ca70"/>
    </style:style>
    <style:style style:name="P399" style:family="paragraph" style:parent-style-name="Text_20_body" style:list-style-name="L17">
      <style:text-properties fo:language="en" fo:country="US" officeooo:rsid="00585d78" officeooo:paragraph-rsid="016d253d"/>
    </style:style>
    <style:style style:name="P400" style:family="paragraph" style:parent-style-name="Text_20_body" style:list-style-name="L17">
      <style:text-properties fo:language="en" fo:country="US" officeooo:rsid="005c7b5a" officeooo:paragraph-rsid="016d253d"/>
    </style:style>
    <style:style style:name="P401" style:family="paragraph" style:parent-style-name="Text_20_body" style:list-style-name="L17">
      <style:text-properties fo:language="en" fo:country="US" officeooo:rsid="00568acf" officeooo:paragraph-rsid="016d253d"/>
    </style:style>
    <style:style style:name="P402" style:family="paragraph" style:parent-style-name="Text_20_body" style:list-style-name="L17">
      <style:text-properties fo:language="en" fo:country="US" officeooo:rsid="005b1744" officeooo:paragraph-rsid="016d253d"/>
    </style:style>
    <style:style style:name="P403" style:family="paragraph" style:parent-style-name="Text_20_body" style:list-style-name="L17">
      <style:text-properties fo:language="en" fo:country="US" officeooo:rsid="005b37b7" officeooo:paragraph-rsid="016d253d"/>
    </style:style>
    <style:style style:name="P404"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5" style:family="paragraph" style:parent-style-name="Heading_20_1">
      <style:paragraph-properties fo:break-before="page"/>
      <style:text-properties fo:language="en" fo:country="US"/>
    </style:style>
    <style:style style:name="P406" style:family="paragraph" style:parent-style-name="Heading_20_1">
      <style:paragraph-properties fo:break-before="page"/>
      <style:text-properties fo:language="en" fo:country="US" officeooo:paragraph-rsid="05d9ce72"/>
    </style:style>
    <style:style style:name="P407" style:family="paragraph" style:parent-style-name="Heading_20_1">
      <style:paragraph-properties fo:break-before="page"/>
      <style:text-properties fo:language="en" fo:country="US" officeooo:paragraph-rsid="03a73593"/>
    </style:style>
    <style:style style:name="P408" style:family="paragraph" style:parent-style-name="Heading_20_1">
      <style:paragraph-properties fo:break-before="page"/>
      <style:text-properties fo:language="en" fo:country="US" officeooo:paragraph-rsid="07e320a9"/>
    </style:style>
    <style:style style:name="P409" style:family="paragraph" style:parent-style-name="Heading_20_1">
      <style:paragraph-properties fo:break-before="page"/>
      <style:text-properties fo:language="en" fo:country="US" officeooo:paragraph-rsid="03b049eb"/>
    </style:style>
    <style:style style:name="P410" style:family="paragraph" style:parent-style-name="Heading_20_2">
      <style:text-properties fo:language="en" fo:country="US"/>
    </style:style>
    <style:style style:name="P411" style:family="paragraph" style:parent-style-name="Heading_20_2">
      <style:text-properties fo:language="en" fo:country="US" officeooo:paragraph-rsid="07e320a9"/>
    </style:style>
    <style:style style:name="P412" style:family="paragraph" style:parent-style-name="Heading_20_2">
      <style:paragraph-properties fo:break-before="page"/>
      <style:text-properties fo:language="en" fo:country="US" officeooo:paragraph-rsid="077781c5"/>
    </style:style>
    <style:style style:name="P413" style:family="paragraph" style:parent-style-name="Heading_20_2">
      <style:paragraph-properties fo:break-before="page"/>
      <style:text-properties fo:language="en" fo:country="US" officeooo:rsid="0262215d" officeooo:paragraph-rsid="0262215d"/>
    </style:style>
    <style:style style:name="P414" style:family="paragraph" style:parent-style-name="Heading_20_2">
      <style:paragraph-properties fo:break-before="page"/>
      <style:text-properties officeooo:rsid="077781c5" officeooo:paragraph-rsid="077781c5"/>
    </style:style>
    <style:style style:name="P415" style:family="paragraph" style:parent-style-name="Heading_20_3">
      <style:text-properties fo:language="en" fo:country="US"/>
    </style:style>
    <style:style style:name="P416" style:family="paragraph" style:parent-style-name="Heading_20_3">
      <style:text-properties fo:language="en" fo:country="US" officeooo:rsid="0558d9ed" officeooo:paragraph-rsid="0558d9ed"/>
    </style:style>
    <style:style style:name="P417" style:family="paragraph" style:parent-style-name="Heading_20_3">
      <style:text-properties fo:language="en" fo:country="US" officeooo:paragraph-rsid="032be77a"/>
    </style:style>
    <style:style style:name="P418" style:family="paragraph" style:parent-style-name="Heading_20_3">
      <style:text-properties fo:language="en" fo:country="US" officeooo:rsid="06398ff5" officeooo:paragraph-rsid="06398ff5"/>
    </style:style>
    <style:style style:name="P419" style:family="paragraph" style:parent-style-name="Heading_20_3">
      <style:text-properties fo:language="en" fo:country="US" officeooo:rsid="032be77a" officeooo:paragraph-rsid="034a5b24"/>
    </style:style>
    <style:style style:name="P420" style:family="paragraph" style:parent-style-name="Heading_20_3">
      <style:text-properties fo:language="en" fo:country="US" officeooo:rsid="07f6148d" officeooo:paragraph-rsid="07f6148d"/>
    </style:style>
    <style:style style:name="P421" style:family="paragraph" style:parent-style-name="Heading_20_3">
      <style:text-properties fo:language="en" fo:country="US" officeooo:paragraph-rsid="034a5b24"/>
    </style:style>
    <style:style style:name="P422" style:family="paragraph" style:parent-style-name="Heading_20_3">
      <style:text-properties fo:language="en" fo:country="US" officeooo:rsid="0470e59c" officeooo:paragraph-rsid="0470e59c"/>
    </style:style>
    <style:style style:name="P423" style:family="paragraph" style:parent-style-name="Heading_20_3">
      <style:text-properties fo:language="en" fo:country="US" officeooo:rsid="02846381" officeooo:paragraph-rsid="02846381"/>
    </style:style>
    <style:style style:name="P424" style:family="paragraph" style:parent-style-name="Heading_20_3">
      <style:text-properties fo:language="en" fo:country="US" officeooo:rsid="063ad66a" officeooo:paragraph-rsid="063ad66a"/>
    </style:style>
    <style:style style:name="P425" style:family="paragraph" style:parent-style-name="Heading_20_3">
      <style:text-properties fo:language="en" fo:country="US" officeooo:rsid="063ee9b1" officeooo:paragraph-rsid="063ee9b1"/>
    </style:style>
    <style:style style:name="P426" style:family="paragraph" style:parent-style-name="Heading_20_3">
      <style:text-properties fo:language="en" fo:country="US" officeooo:rsid="034c0b41" officeooo:paragraph-rsid="063ad66a"/>
    </style:style>
    <style:style style:name="P427" style:family="paragraph" style:parent-style-name="Heading_20_3">
      <style:text-properties fo:language="en" fo:country="US" officeooo:rsid="02f228b8" officeooo:paragraph-rsid="063ad66a"/>
    </style:style>
    <style:style style:name="P428" style:family="paragraph" style:parent-style-name="Heading_20_3">
      <style:text-properties fo:language="en" fo:country="US" officeooo:rsid="02f228b8" officeooo:paragraph-rsid="05221072"/>
    </style:style>
    <style:style style:name="P429" style:family="paragraph" style:parent-style-name="Heading_20_3">
      <style:text-properties fo:language="en" fo:country="US" officeooo:rsid="02e2917d" officeooo:paragraph-rsid="02e2917d"/>
    </style:style>
    <style:style style:name="P430" style:family="paragraph" style:parent-style-name="Heading_20_3">
      <style:text-properties fo:language="en" fo:country="US" officeooo:rsid="03b837d2" officeooo:paragraph-rsid="03b837d2"/>
    </style:style>
    <style:style style:name="P431" style:family="paragraph" style:parent-style-name="Heading_20_3">
      <style:text-properties fo:language="en" fo:country="US" officeooo:rsid="03c3cc49" officeooo:paragraph-rsid="03c3cc49"/>
    </style:style>
    <style:style style:name="P432" style:family="paragraph" style:parent-style-name="Heading_20_3">
      <style:text-properties fo:language="en" fo:country="US" officeooo:rsid="04982685" officeooo:paragraph-rsid="04982685"/>
    </style:style>
    <style:style style:name="P433" style:family="paragraph" style:parent-style-name="Heading_20_3">
      <style:text-properties officeooo:rsid="06e7aece" officeooo:paragraph-rsid="06e7aece"/>
    </style:style>
    <style:style style:name="P434" style:family="paragraph" style:parent-style-name="Heading_20_3">
      <style:text-properties officeooo:rsid="0644d119" officeooo:paragraph-rsid="0644d119"/>
    </style:style>
    <style:style style:name="P435" style:family="paragraph" style:parent-style-name="Heading_20_3">
      <style:text-properties officeooo:rsid="06ee7779" officeooo:paragraph-rsid="06ee7779"/>
    </style:style>
    <style:style style:name="P436" style:family="paragraph" style:parent-style-name="Heading_20_4">
      <style:text-properties fo:language="en" fo:country="US"/>
    </style:style>
    <style:style style:name="P437" style:family="paragraph" style:parent-style-name="Heading_20_4">
      <style:text-properties officeooo:paragraph-rsid="07edfdbc"/>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2">
      <style:paragraph-properties>
        <style:tab-stops>
          <style:tab-stop style:position="16.501cm" style:type="right" style:leader-style="dotted" style:leader-text="."/>
        </style:tab-stops>
      </style:paragraph-properties>
    </style:style>
    <style:style style:name="P4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cdc14e" style:font-style-asian="normal" style:font-style-complex="normal"/>
    </style:style>
    <style:style style:name="T242" style:family="text">
      <style:text-properties fo:font-style="normal" officeooo:rsid="03e60a0b" style:font-style-asian="normal" style:font-style-complex="normal"/>
    </style:style>
    <style:style style:name="T243" style:family="text">
      <style:text-properties fo:font-style="normal" officeooo:rsid="03e67196"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4dd51"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5b785a"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fo:font-style="normal" officeooo:rsid="0378cc69" style:font-style-asian="normal" style:font-style-complex="normal"/>
    </style:style>
    <style:style style:name="T269" style:family="text">
      <style:text-properties fo:font-style="normal" officeooo:rsid="0378f09d" style:font-style-asian="normal" style:font-style-complex="normal"/>
    </style:style>
    <style:style style:name="T270" style:family="text">
      <style:text-properties fo:font-style="normal" officeooo:rsid="037a97a5" style:font-style-asian="normal" style:font-style-complex="normal"/>
    </style:style>
    <style:style style:name="T271" style:family="text">
      <style:text-properties fo:font-style="normal" officeooo:rsid="032ec26a" style:font-style-asian="normal" style:font-style-complex="normal"/>
    </style:style>
    <style:style style:name="T272" style:family="text">
      <style:text-properties fo:font-style="normal" officeooo:rsid="037bcb37" style:font-style-asian="normal" style:font-style-complex="normal"/>
    </style:style>
    <style:style style:name="T273" style:family="text">
      <style:text-properties fo:font-style="normal" officeooo:rsid="037dbfce" style:font-style-asian="normal" style:font-style-complex="normal"/>
    </style:style>
    <style:style style:name="T274" style:family="text">
      <style:text-properties fo:font-style="normal" officeooo:rsid="02735b60" style:font-style-asian="normal" style:font-style-complex="normal"/>
    </style:style>
    <style:style style:name="T275" style:family="text">
      <style:text-properties fo:font-style="normal" officeooo:rsid="03ad8e0c" style:font-style-asian="normal" style:font-style-complex="normal"/>
    </style:style>
    <style:style style:name="T276" style:family="text">
      <style:text-properties fo:font-style="normal" officeooo:rsid="03ae76f0" style:font-style-asian="normal" style:font-style-complex="normal"/>
    </style:style>
    <style:style style:name="T277" style:family="text">
      <style:text-properties fo:font-style="normal" officeooo:rsid="03b012e3" style:font-style-asian="normal" style:font-style-complex="normal"/>
    </style:style>
    <style:style style:name="T278" style:family="text">
      <style:text-properties fo:font-style="normal" officeooo:rsid="03b4008f" style:font-style-asian="normal" style:font-style-complex="normal"/>
    </style:style>
    <style:style style:name="T279" style:family="text">
      <style:text-properties fo:font-style="normal" officeooo:rsid="03c6d1f2" style:font-style-asian="normal" style:font-style-complex="normal"/>
    </style:style>
    <style:style style:name="T280" style:family="text">
      <style:text-properties fo:font-style="normal" officeooo:rsid="03c8cbf2" style:font-style-asian="normal" style:font-style-complex="normal"/>
    </style:style>
    <style:style style:name="T281" style:family="text">
      <style:text-properties fo:font-style="normal" officeooo:rsid="03cc0228" style:font-style-asian="normal" style:font-style-complex="normal"/>
    </style:style>
    <style:style style:name="T282" style:family="text">
      <style:text-properties fo:font-style="normal" officeooo:rsid="03cdb5ba" style:font-style-asian="normal" style:font-style-complex="normal"/>
    </style:style>
    <style:style style:name="T283" style:family="text">
      <style:text-properties fo:font-style="normal" officeooo:rsid="03ce43e5" style:font-style-asian="normal" style:font-style-complex="normal"/>
    </style:style>
    <style:style style:name="T284" style:family="text">
      <style:text-properties fo:font-style="normal" officeooo:rsid="03d46fe8" style:font-style-asian="normal" style:font-style-complex="normal"/>
    </style:style>
    <style:style style:name="T285" style:family="text">
      <style:text-properties fo:font-style="normal" officeooo:rsid="03d56398" style:font-style-asian="normal" style:font-style-complex="normal"/>
    </style:style>
    <style:style style:name="T286" style:family="text">
      <style:text-properties fo:font-style="normal" officeooo:rsid="03d6c82b" style:font-style-asian="normal" style:font-style-complex="normal"/>
    </style:style>
    <style:style style:name="T287" style:family="text">
      <style:text-properties fo:font-style="normal" officeooo:rsid="03d7e15a" style:font-style-asian="normal" style:font-style-complex="normal"/>
    </style:style>
    <style:style style:name="T288" style:family="text">
      <style:text-properties fo:font-style="normal" officeooo:rsid="03d85f45" style:font-style-asian="normal" style:font-style-complex="normal"/>
    </style:style>
    <style:style style:name="T289" style:family="text">
      <style:text-properties fo:font-style="normal" officeooo:rsid="03d9e1f5" style:font-style-asian="normal" style:font-style-complex="normal"/>
    </style:style>
    <style:style style:name="T290" style:family="text">
      <style:text-properties fo:font-style="normal" officeooo:rsid="03ddac26" style:font-style-asian="normal" style:font-style-complex="normal"/>
    </style:style>
    <style:style style:name="T291" style:family="text">
      <style:text-properties fo:font-style="normal" officeooo:rsid="03e3ad63" style:font-style-asian="normal" style:font-style-complex="normal"/>
    </style:style>
    <style:style style:name="T292" style:family="text">
      <style:text-properties fo:font-style="normal" officeooo:rsid="03ef6be9" style:font-style-asian="normal" style:font-style-complex="normal"/>
    </style:style>
    <style:style style:name="T293" style:family="text">
      <style:text-properties fo:font-style="normal" officeooo:rsid="03f2e3d6" style:font-style-asian="normal" style:font-style-complex="normal"/>
    </style:style>
    <style:style style:name="T294" style:family="text">
      <style:text-properties fo:font-style="normal" officeooo:rsid="03f7d9bd" style:font-style-asian="normal" style:font-style-complex="normal"/>
    </style:style>
    <style:style style:name="T295" style:family="text">
      <style:text-properties fo:font-style="normal" officeooo:rsid="04022d68" style:font-style-asian="normal" style:font-style-complex="normal"/>
    </style:style>
    <style:style style:name="T296" style:family="text">
      <style:text-properties fo:font-style="normal" officeooo:rsid="0404af7c" style:font-style-asian="normal" style:font-style-complex="normal"/>
    </style:style>
    <style:style style:name="T297" style:family="text">
      <style:text-properties fo:font-style="normal" officeooo:rsid="040778d2" style:font-style-asian="normal" style:font-style-complex="normal"/>
    </style:style>
    <style:style style:name="T298" style:family="text">
      <style:text-properties fo:font-style="normal" officeooo:rsid="04084bb3" style:font-style-asian="normal" style:font-style-complex="normal"/>
    </style:style>
    <style:style style:name="T299" style:family="text">
      <style:text-properties fo:font-style="normal" officeooo:rsid="040e3cd6" style:font-style-asian="normal" style:font-style-complex="normal"/>
    </style:style>
    <style:style style:name="T300" style:family="text">
      <style:text-properties fo:font-style="normal" officeooo:rsid="040e8c47" style:font-style-asian="normal" style:font-style-complex="normal"/>
    </style:style>
    <style:style style:name="T301" style:family="text">
      <style:text-properties fo:font-style="normal" officeooo:rsid="040f6089" style:font-style-asian="normal" style:font-style-complex="normal"/>
    </style:style>
    <style:style style:name="T302" style:family="text">
      <style:text-properties fo:font-style="normal" officeooo:rsid="04150dda" style:font-style-asian="normal" style:font-style-complex="normal"/>
    </style:style>
    <style:style style:name="T303" style:family="text">
      <style:text-properties fo:font-style="normal" officeooo:rsid="041688d7" style:font-style-asian="normal" style:font-style-complex="normal"/>
    </style:style>
    <style:style style:name="T304" style:family="text">
      <style:text-properties fo:font-style="normal" officeooo:rsid="04199ee3" style:font-style-asian="normal" style:font-style-complex="normal"/>
    </style:style>
    <style:style style:name="T305" style:family="text">
      <style:text-properties fo:font-style="normal" officeooo:rsid="041b0ff7" style:font-style-asian="normal" style:font-style-complex="normal"/>
    </style:style>
    <style:style style:name="T306" style:family="text">
      <style:text-properties fo:font-style="normal" officeooo:rsid="041e5bec" style:font-style-asian="normal" style:font-style-complex="normal"/>
    </style:style>
    <style:style style:name="T307" style:family="text">
      <style:text-properties fo:font-style="normal" officeooo:rsid="042f497e" style:font-style-asian="normal" style:font-style-complex="normal"/>
    </style:style>
    <style:style style:name="T308" style:family="text">
      <style:text-properties fo:font-style="normal" officeooo:rsid="0431732a" style:font-style-asian="normal" style:font-style-complex="normal"/>
    </style:style>
    <style:style style:name="T309" style:family="text">
      <style:text-properties fo:font-style="normal" officeooo:rsid="04354a04" style:font-style-asian="normal" style:font-style-complex="normal"/>
    </style:style>
    <style:style style:name="T310" style:family="text">
      <style:text-properties fo:font-style="normal" officeooo:rsid="0439ec41" style:font-style-asian="normal" style:font-style-complex="normal"/>
    </style:style>
    <style:style style:name="T311" style:family="text">
      <style:text-properties fo:font-style="normal" officeooo:rsid="0444dc4e" style:font-style-asian="normal" style:font-style-complex="normal"/>
    </style:style>
    <style:style style:name="T312" style:family="text">
      <style:text-properties fo:font-style="normal" officeooo:rsid="0454c430" style:font-style-asian="normal" style:font-style-complex="normal"/>
    </style:style>
    <style:style style:name="T313" style:family="text">
      <style:text-properties fo:font-style="normal" officeooo:rsid="0459fd90" style:font-style-asian="normal" style:font-style-complex="normal"/>
    </style:style>
    <style:style style:name="T314" style:family="text">
      <style:text-properties fo:font-style="normal" officeooo:rsid="047b1c84" style:font-style-asian="normal" style:font-style-complex="normal"/>
    </style:style>
    <style:style style:name="T315" style:family="text">
      <style:text-properties fo:font-style="normal" officeooo:rsid="047df607" style:font-style-asian="normal" style:font-style-complex="normal"/>
    </style:style>
    <style:style style:name="T316" style:family="text">
      <style:text-properties fo:font-style="normal" officeooo:rsid="04850597" style:font-style-asian="normal" style:font-style-complex="normal"/>
    </style:style>
    <style:style style:name="T317" style:family="text">
      <style:text-properties fo:font-style="normal" officeooo:rsid="0488b6a9" style:font-style-asian="normal" style:font-style-complex="normal"/>
    </style:style>
    <style:style style:name="T318" style:family="text">
      <style:text-properties fo:font-style="normal" officeooo:rsid="048eb028" style:font-style-asian="normal" style:font-style-complex="normal"/>
    </style:style>
    <style:style style:name="T319" style:family="text">
      <style:text-properties fo:font-style="normal" officeooo:rsid="04939d9a" style:font-style-asian="normal" style:font-style-complex="normal"/>
    </style:style>
    <style:style style:name="T320" style:family="text">
      <style:text-properties fo:font-style="normal" officeooo:rsid="03c4188b" style:font-style-asian="normal" style:font-style-complex="normal"/>
    </style:style>
    <style:style style:name="T321" style:family="text">
      <style:text-properties fo:font-style="normal" officeooo:rsid="053ceb2c" style:font-style-asian="normal" style:font-style-complex="normal"/>
    </style:style>
    <style:style style:name="T322" style:family="text">
      <style:text-properties fo:font-style="normal" officeooo:rsid="053e6462" style:font-style-asian="normal" style:font-style-complex="normal"/>
    </style:style>
    <style:style style:name="T323" style:family="text">
      <style:text-properties fo:font-style="normal" officeooo:rsid="053ff537"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fo:font-style="normal" officeooo:rsid="066305fb" style:font-style-asian="normal" style:font-style-complex="normal"/>
    </style:style>
    <style:style style:name="T335" style:family="text">
      <style:text-properties fo:font-style="normal" officeooo:rsid="06648f84" style:font-style-asian="normal" style:font-style-complex="normal"/>
    </style:style>
    <style:style style:name="T336" style:family="text">
      <style:text-properties fo:font-style="normal" officeooo:rsid="0664c94b" style:font-style-asian="normal" style:font-style-complex="normal"/>
    </style:style>
    <style:style style:name="T337" style:family="text">
      <style:text-properties fo:font-style="normal" officeooo:rsid="0665ce5a" style:font-style-asian="normal" style:font-style-complex="normal"/>
    </style:style>
    <style:style style:name="T338" style:family="text">
      <style:text-properties fo:font-style="normal" officeooo:rsid="0666e4f5" style:font-style-asian="normal" style:font-style-complex="normal"/>
    </style:style>
    <style:style style:name="T339" style:family="text">
      <style:text-properties fo:font-style="normal" officeooo:rsid="06684a92" style:font-style-asian="normal" style:font-style-complex="normal"/>
    </style:style>
    <style:style style:name="T340" style:family="text">
      <style:text-properties fo:font-style="normal" officeooo:rsid="066cb342" style:font-style-asian="normal" style:font-style-complex="normal"/>
    </style:style>
    <style:style style:name="T341" style:family="text">
      <style:text-properties fo:font-style="normal" officeooo:rsid="066b471c" style:font-style-asian="normal" style:font-style-complex="normal"/>
    </style:style>
    <style:style style:name="T342" style:family="text">
      <style:text-properties fo:font-style="normal" officeooo:rsid="066c9ecf" style:font-style-asian="normal" style:font-style-complex="normal"/>
    </style:style>
    <style:style style:name="T343" style:family="text">
      <style:text-properties fo:font-style="normal" officeooo:rsid="067cb245" style:font-style-asian="normal" style:font-style-complex="normal"/>
    </style:style>
    <style:style style:name="T344" style:family="text">
      <style:text-properties fo:font-style="normal" officeooo:rsid="0680c240" style:font-style-asian="normal" style:font-style-complex="normal"/>
    </style:style>
    <style:style style:name="T345" style:family="text">
      <style:text-properties fo:font-style="normal" officeooo:rsid="070f5705" style:font-style-asian="normal" style:font-style-complex="normal"/>
    </style:style>
    <style:style style:name="T346" style:family="text">
      <style:text-properties fo:font-style="normal" officeooo:rsid="070fd3fc" style:font-style-asian="normal" style:font-style-complex="normal"/>
    </style:style>
    <style:style style:name="T347" style:family="text">
      <style:text-properties fo:font-style="normal" officeooo:rsid="076eee80" style:font-style-asian="normal" style:font-style-complex="normal"/>
    </style:style>
    <style:style style:name="T348" style:family="text">
      <style:text-properties fo:font-style="normal" officeooo:rsid="0771c543" style:font-style-asian="normal" style:font-style-complex="normal"/>
    </style:style>
    <style:style style:name="T349" style:family="text">
      <style:text-properties fo:font-style="normal" officeooo:rsid="0772a620" style:font-style-asian="normal" style:font-style-complex="normal"/>
    </style:style>
    <style:style style:name="T350" style:family="text">
      <style:text-properties fo:font-style="normal" officeooo:rsid="07744118" style:font-style-asian="normal" style:font-style-complex="normal"/>
    </style:style>
    <style:style style:name="T351" style:family="text">
      <style:text-properties officeooo:rsid="031f7a34"/>
    </style:style>
    <style:style style:name="T352" style:family="text">
      <style:text-properties officeooo:rsid="0340dd4e"/>
    </style:style>
    <style:style style:name="T353" style:family="text">
      <style:text-properties officeooo:rsid="0353f10e"/>
    </style:style>
    <style:style style:name="T354" style:family="text">
      <style:text-properties officeooo:rsid="0357973c"/>
    </style:style>
    <style:style style:name="T355" style:family="text">
      <style:text-properties officeooo:rsid="03799604"/>
    </style:style>
    <style:style style:name="T356" style:family="text">
      <style:text-properties officeooo:rsid="0383bb54"/>
    </style:style>
    <style:style style:name="T357" style:family="text">
      <style:text-properties officeooo:rsid="038d6e8d"/>
    </style:style>
    <style:style style:name="T358" style:family="text">
      <style:text-properties officeooo:rsid="038f0514"/>
    </style:style>
    <style:style style:name="T359" style:family="text">
      <style:text-properties officeooo:rsid="039c7236"/>
    </style:style>
    <style:style style:name="T360" style:family="text">
      <style:text-properties officeooo:rsid="03a27414"/>
    </style:style>
    <style:style style:name="T361" style:family="text">
      <style:text-properties officeooo:rsid="03a445f5"/>
    </style:style>
    <style:style style:name="T362" style:family="text">
      <style:text-properties officeooo:rsid="03c6a36b"/>
    </style:style>
    <style:style style:name="T363" style:family="text">
      <style:text-properties officeooo:rsid="03d298ae"/>
    </style:style>
    <style:style style:name="T364" style:family="text">
      <style:text-properties officeooo:rsid="03d82333"/>
    </style:style>
    <style:style style:name="T365" style:family="text">
      <style:text-properties officeooo:rsid="03e7d157"/>
    </style:style>
    <style:style style:name="T366" style:family="text">
      <style:text-properties officeooo:rsid="03f426c5"/>
    </style:style>
    <style:style style:name="T367" style:family="text">
      <style:text-properties officeooo:rsid="032dcedd"/>
    </style:style>
    <style:style style:name="T368" style:family="text">
      <style:text-properties officeooo:rsid="04092fc4"/>
    </style:style>
    <style:style style:name="T369" style:family="text">
      <style:text-properties officeooo:rsid="041568db"/>
    </style:style>
    <style:style style:name="T370" style:family="text">
      <style:text-properties officeooo:rsid="041ceeb6"/>
    </style:style>
    <style:style style:name="T371" style:family="text">
      <style:text-properties officeooo:rsid="042e6c6a"/>
    </style:style>
    <style:style style:name="T372" style:family="text">
      <style:text-properties officeooo:rsid="042f115f"/>
    </style:style>
    <style:style style:name="T373" style:family="text">
      <style:text-properties officeooo:rsid="0437846f"/>
    </style:style>
    <style:style style:name="T374" style:family="text">
      <style:text-properties officeooo:rsid="0446348c"/>
    </style:style>
    <style:style style:name="T375" style:family="text">
      <style:text-properties officeooo:rsid="047285f4"/>
    </style:style>
    <style:style style:name="T376" style:family="text">
      <style:text-properties officeooo:rsid="04b5d68d"/>
    </style:style>
    <style:style style:name="T377" style:family="text">
      <style:text-properties officeooo:rsid="005b37b7"/>
    </style:style>
    <style:style style:name="T378" style:family="text">
      <style:text-properties officeooo:rsid="0077a4e7"/>
    </style:style>
    <style:style style:name="T379" style:family="text">
      <style:text-properties officeooo:rsid="00913de4"/>
    </style:style>
    <style:style style:name="T380" style:family="text">
      <style:text-properties officeooo:rsid="00741b8d"/>
    </style:style>
    <style:style style:name="T381" style:family="text">
      <style:text-properties officeooo:rsid="005b1744"/>
    </style:style>
    <style:style style:name="T382" style:family="text">
      <style:text-properties officeooo:rsid="005dbb6b"/>
    </style:style>
    <style:style style:name="T383" style:family="text">
      <style:text-properties officeooo:rsid="006116bc"/>
    </style:style>
    <style:style style:name="T384" style:family="text">
      <style:text-properties officeooo:rsid="00697223"/>
    </style:style>
    <style:style style:name="T385" style:family="text">
      <style:text-properties officeooo:rsid="0066d2c9"/>
    </style:style>
    <style:style style:name="T386" style:family="text">
      <style:text-properties officeooo:rsid="00632d4d"/>
    </style:style>
    <style:style style:name="T387" style:family="text">
      <style:text-properties fo:font-weight="bold" style:font-weight-asian="bold" style:font-weight-complex="bold"/>
    </style:style>
    <style:style style:name="T388" style:family="text">
      <style:text-properties fo:font-weight="bold" officeooo:rsid="01d717ce" style:font-weight-asian="bold" style:font-weight-complex="bold"/>
    </style:style>
    <style:style style:name="T389" style:family="text">
      <style:text-properties fo:font-weight="bold" officeooo:rsid="03a29b0e" style:font-weight-asian="bold" style:font-weight-complex="bold"/>
    </style:style>
    <style:style style:name="T390" style:family="text">
      <style:text-properties fo:font-weight="bold" officeooo:rsid="05eb36b3" style:font-weight-asian="bold" style:font-weight-complex="bold"/>
    </style:style>
    <style:style style:name="T391" style:family="text">
      <style:text-properties fo:font-weight="bold" officeooo:rsid="05a93909" style:font-weight-asian="bold" style:font-weight-complex="bold"/>
    </style:style>
    <style:style style:name="T392" style:family="text">
      <style:text-properties fo:font-weight="bold" officeooo:rsid="065046f2" style:font-weight-asian="bold" style:font-weight-complex="bold"/>
    </style:style>
    <style:style style:name="T393" style:family="text">
      <style:text-properties fo:font-weight="bold" officeooo:rsid="0635e7bd" style:font-weight-asian="bold" style:font-weight-complex="bold"/>
    </style:style>
    <style:style style:name="T394" style:family="text">
      <style:text-properties officeooo:rsid="017ac440"/>
    </style:style>
    <style:style style:name="T395" style:family="text">
      <style:text-properties officeooo:rsid="0181aca8"/>
    </style:style>
    <style:style style:name="T396" style:family="text">
      <style:text-properties officeooo:rsid="018c586b"/>
    </style:style>
    <style:style style:name="T397" style:family="text">
      <style:text-properties officeooo:rsid="01a115f0"/>
    </style:style>
    <style:style style:name="T398" style:family="text">
      <style:text-properties officeooo:rsid="01b08c36"/>
    </style:style>
    <style:style style:name="T399" style:family="text">
      <style:text-properties officeooo:rsid="01b15d31"/>
    </style:style>
    <style:style style:name="T400" style:family="text">
      <style:text-properties officeooo:rsid="007a6a28"/>
    </style:style>
    <style:style style:name="T401" style:family="text">
      <style:text-properties officeooo:rsid="01b925e8"/>
    </style:style>
    <style:style style:name="T402" style:family="text">
      <style:text-properties officeooo:rsid="01c82c1e"/>
    </style:style>
    <style:style style:name="T403" style:family="text">
      <style:text-properties officeooo:rsid="01cfb62f"/>
    </style:style>
    <style:style style:name="T404" style:family="text">
      <style:text-properties officeooo:rsid="01d1197c"/>
    </style:style>
    <style:style style:name="T405" style:family="text">
      <style:text-properties officeooo:rsid="01d30df0"/>
    </style:style>
    <style:style style:name="T406" style:family="text">
      <style:text-properties officeooo:rsid="01dc1033"/>
    </style:style>
    <style:style style:name="T407" style:family="text">
      <style:text-properties officeooo:rsid="01998953"/>
    </style:style>
    <style:style style:name="T408" style:family="text">
      <style:text-properties officeooo:rsid="01b5e791"/>
    </style:style>
    <style:style style:name="T409" style:family="text">
      <style:text-properties officeooo:rsid="01ffbe9d"/>
    </style:style>
    <style:style style:name="T410" style:family="text">
      <style:text-properties officeooo:rsid="02089563"/>
    </style:style>
    <style:style style:name="T411" style:family="text">
      <style:text-properties officeooo:rsid="0213097d"/>
    </style:style>
    <style:style style:name="T412" style:family="text">
      <style:text-properties officeooo:rsid="021a6033"/>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6791cf4" style:font-weight-asian="normal" style:font-weight-complex="normal"/>
    </style:style>
    <style:style style:name="T430" style:family="text">
      <style:text-properties style:text-position="0% 100%" fo:font-weight="normal" officeooo:rsid="01aee80f" style:font-weight-asian="normal" style:font-weight-complex="normal"/>
    </style:style>
    <style:style style:name="T431" style:family="text">
      <style:text-properties style:text-position="0% 100%" fo:font-weight="normal" officeooo:rsid="01b0b03d" style:font-weight-asian="normal" style:font-weight-complex="normal"/>
    </style:style>
    <style:style style:name="T432" style:family="text">
      <style:text-properties style:text-position="0% 100%" fo:font-weight="normal" officeooo:rsid="06e2f83a" style:font-weight-asian="normal" style:font-weight-complex="normal"/>
    </style:style>
    <style:style style:name="T433" style:family="text">
      <style:text-properties style:text-position="0% 100%" fo:font-weight="normal" officeooo:rsid="069929e0" style:font-weight-asian="normal" style:font-weight-complex="normal"/>
    </style:style>
    <style:style style:name="T434" style:family="text">
      <style:text-properties style:text-position="0% 100%" fo:font-weight="normal" officeooo:rsid="023389f0" style:font-weight-asian="normal" style:font-weight-complex="normal"/>
    </style:style>
    <style:style style:name="T435" style:family="text">
      <style:text-properties style:text-position="0% 100%" fo:font-weight="normal" officeooo:rsid="069cb565" style:font-weight-asian="normal" style:font-weight-complex="normal"/>
    </style:style>
    <style:style style:name="T436" style:family="text">
      <style:text-properties style:text-position="0% 100%" fo:font-weight="normal" officeooo:rsid="01b06b39" style:font-weight-asian="normal" style:font-weight-complex="normal"/>
    </style:style>
    <style:style style:name="T437" style:family="text">
      <style:text-properties style:text-position="0% 100%" fo:font-weight="normal" officeooo:rsid="0424cd1e" style:font-weight-asian="normal" style:font-weight-complex="normal"/>
    </style:style>
    <style:style style:name="T438" style:family="text">
      <style:text-properties style:text-position="0% 100%" fo:font-weight="normal" officeooo:rsid="01c89fb2" style:font-weight-asian="normal" style:font-weight-complex="normal"/>
    </style:style>
    <style:style style:name="T439" style:family="text">
      <style:text-properties style:text-position="0% 100%" fo:font-weight="normal" officeooo:rsid="072253e7"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88953"/>
    </style:style>
    <style:style style:name="T445" style:family="text">
      <style:text-properties officeooo:rsid="02e9776d"/>
    </style:style>
    <style:style style:name="T446" style:family="text">
      <style:text-properties officeooo:rsid="02f4d926"/>
    </style:style>
    <style:style style:name="T447" style:family="text">
      <style:text-properties officeooo:rsid="030ecd54"/>
    </style:style>
    <style:style style:name="T448" style:family="text">
      <style:text-properties officeooo:rsid="03111d96"/>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7e9c1ba"/>
    </style:style>
    <style:style style:name="T664" style:family="text">
      <style:text-properties officeooo:rsid="080714d8"/>
    </style:style>
    <style:style style:name="T665" style:family="text">
      <style:text-properties officeooo:rsid="0808593e"/>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
      <text:p text:style-name="P262"/>
      <text:p text:style-name="P262"/>
      <text:p text:style-name="P261"/>
      <text:p text:style-name="P261"/>
      <text:p text:style-name="P261"/>
      <text:p text:style-name="P261"/>
      <text:p text:style-name="P261"/>
      <text:p text:style-name="P261"/>
      <text:p text:style-name="P261"/>
      <text:p text:style-name="P264"><draw:frame draw:style-name="fr1" draw:name="Obraz5" text:anchor-type="paragraph" svg:width="8.55cm" svg:height="1.58cm" draw:z-index="13"><draw:image xlink:href="../../logotypes/green-logo.png" xlink:type="simple" xlink:show="embed" xlink:actuate="onLoad"/></draw:frame></text:p>
      <text:p text:style-name="P264"/>
      <text:p text:style-name="P267">safe cryptographic steganographic advanced filesystem</text:p>
      <text:p text:style-name="P264"/>
      <text:p text:style-name="P266">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8"/>
      <text:p text:style-name="P26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8"/>
      <text:p text:style-name="P258"/>
      <text:p text:style-name="P258"/>
      <text:p text:style-name="P258"/>
      <text:p text:style-name="P258"/>
      <text:p text:style-name="P258"/>
      <text:p text:style-name="P260"/>
      <text:p text:style-name="P259"/>
      <text:p text:style-name="P259"/>
      <text:p text:style-name="P263"/>
      <text:p text:style-name="P27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8"><text:a xlink:type="simple" xlink:href="#__RefHeading___Toc3092_2139278338" text:style-name="Index_20_Link" text:visited-style-name="Index_20_Link">Mission Statement Safe cryptographic steganographic advanced filesystem<text:tab/>3</text:a></text:p>
          <text:p text:style-name="P439"><text:a xlink:type="simple" xlink:href="#__RefHeading___Toc3094_2139278338" text:style-name="Index_20_Link" text:visited-style-name="Index_20_Link">Abstract<text:tab/>3</text:a></text:p>
          <text:p text:style-name="P439"><text:a xlink:type="simple" xlink:href="#__RefHeading___Toc3098_2139278338" text:style-name="Index_20_Link" text:visited-style-name="Index_20_Link">Introduction<text:tab/>3</text:a></text:p>
          <text:p text:style-name="P439"><text:a xlink:type="simple" xlink:href="#__RefHeading___Toc3100_2139278338" text:style-name="Index_20_Link" text:visited-style-name="Index_20_Link">Usage scenarios<text:tab/>7</text:a></text:p>
          <text:p text:style-name="P439"><text:a xlink:type="simple" xlink:href="#__RefHeading___Toc9923_734990283" text:style-name="Index_20_Link" text:visited-style-name="Index_20_Link">Motivation<text:tab/>9</text:a></text:p>
          <text:p text:style-name="P438"><text:a xlink:type="simple" xlink:href="#__RefHeading___Toc3102_2139278338" text:style-name="Index_20_Link" text:visited-style-name="Index_20_Link">Conceptual Design Ideas and Observations for a versatile filesystem<text:tab/>11</text:a></text:p>
          <text:p text:style-name="P439"><text:a xlink:type="simple" xlink:href="#__RefHeading___Toc2962_2139278338" text:style-name="Index_20_Link" text:visited-style-name="Index_20_Link">Introduction<text:tab/>11</text:a></text:p>
          <text:p text:style-name="P440"><text:a xlink:type="simple" xlink:href="#__RefHeading___Toc2966_2139278338" text:style-name="Index_20_Link" text:visited-style-name="Index_20_Link">Inodes are not efficient. (OK)<text:tab/>11</text:a></text:p>
          <text:p text:style-name="P440"><text:a xlink:type="simple" xlink:href="#__RefHeading___Toc2968_2139278338" text:style-name="Index_20_Link" text:visited-style-name="Index_20_Link">B-trees are not efficient. (OK)<text:tab/>15</text:a></text:p>
          <text:p text:style-name="P440"><text:a xlink:type="simple" xlink:href="#__RefHeading___Toc4960_1322332396" text:style-name="Index_20_Link" text:visited-style-name="Index_20_Link">Block allocation is not efficient. (OK)<text:tab/>16</text:a></text:p>
          <text:p text:style-name="P440"><text:a xlink:type="simple" xlink:href="#__RefHeading___Toc4248_1811106159" text:style-name="Index_20_Link" text:visited-style-name="Index_20_Link">Fsync is not efficient.<text:tab/>17</text:a></text:p>
          <text:p text:style-name="P440"><text:a xlink:type="simple" xlink:href="#__RefHeading___Toc22885_1405522475" text:style-name="Index_20_Link" text:visited-style-name="Index_20_Link">Cumulative representation is less useful.<text:tab/>21</text:a></text:p>
          <text:p text:style-name="P440"><text:a xlink:type="simple" xlink:href="#__RefHeading___Toc3156_190800628" text:style-name="Index_20_Link" text:visited-style-name="Index_20_Link">Atomic sector overwrite is not necessary for consistency. (OK)<text:tab/>21</text:a></text:p>
          <text:p text:style-name="P440"><text:a xlink:type="simple" xlink:href="#__RefHeading___Toc5757_4224124324" text:style-name="Index_20_Link" text:visited-style-name="Index_20_Link">Multi-view steganographic filesystems are problematic.<text:tab/>22</text:a></text:p>
          <text:p text:style-name="P440"><text:a xlink:type="simple" xlink:href="#__RefHeading___Toc5759_4224124324" text:style-name="Index_20_Link" text:visited-style-name="Index_20_Link">Encrypting disk blocks is not useful.<text:tab/>22</text:a></text:p>
          <text:p text:style-name="P440"><text:a xlink:type="simple" xlink:href="#__RefHeading___Toc2974_2139278338" text:style-name="Index_20_Link" text:visited-style-name="Index_20_Link">Overwriting files is not safe or efficient.<text:tab/>24</text:a></text:p>
          <text:p text:style-name="P440"><text:a xlink:type="simple" xlink:href="#__RefHeading___Toc5192_2083799497" text:style-name="Index_20_Link" text:visited-style-name="Index_20_Link">Decryption after reading from disk is slower.<text:tab/>24</text:a></text:p>
          <text:p text:style-name="P440"><text:a xlink:type="simple" xlink:href="#__RefHeading___Toc2976_2139278338" text:style-name="Index_20_Link" text:visited-style-name="Index_20_Link">Strategies for data allocation are mutually exclusive.<text:tab/>25</text:a></text:p>
          <text:p text:style-name="P440"><text:a xlink:type="simple" xlink:href="#__RefHeading___Toc22887_1405522475" text:style-name="Index_20_Link" text:visited-style-name="Index_20_Link">Design decisions for HDDs and SSDs are mutually exclusive.<text:tab/>26</text:a></text:p>
          <text:p text:style-name="P440"><text:a xlink:type="simple" xlink:href="#__RefHeading___Toc23250_1405522475" text:style-name="Index_20_Link" text:visited-style-name="Index_20_Link">In place modification on disk is slow and hazardous.<text:tab/>26</text:a></text:p>
          <text:p text:style-name="P440"><text:a xlink:type="simple" xlink:href="#__RefHeading___Toc28698_1405522475" text:style-name="Index_20_Link" text:visited-style-name="Index_20_Link">FUSE overhead is negligible.<text:tab/>26</text:a></text:p>
          <text:p text:style-name="P440"><text:a xlink:type="simple" xlink:href="#__RefHeading___Toc22889_1405522475" text:style-name="Index_20_Link" text:visited-style-name="Index_20_Link">First few bytes of file should be easier to read.<text:tab/>26</text:a></text:p>
          <text:p text:style-name="P440"><text:a xlink:type="simple" xlink:href="#__RefHeading___Toc4868_434784072" text:style-name="Index_20_Link" text:visited-style-name="Index_20_Link">Related files are treated independently.<text:tab/>27</text:a></text:p>
          <text:p text:style-name="P440"><text:a xlink:type="simple" xlink:href="#__RefHeading___Toc2978_2139278338" text:style-name="Index_20_Link" text:visited-style-name="Index_20_Link">Behavior is based on assumptions, not history.<text:tab/>27</text:a></text:p>
          <text:p text:style-name="P440"><text:a xlink:type="simple" xlink:href="#__RefHeading___Toc8380_1733829396" text:style-name="Index_20_Link" text:visited-style-name="Index_20_Link">Behavior is based on assumptions, not requests.<text:tab/>27</text:a></text:p>
          <text:p text:style-name="P440"><text:a xlink:type="simple" xlink:href="#__RefHeading___Toc2980_2139278338" text:style-name="Index_20_Link" text:visited-style-name="Index_20_Link">Block based formats are not flexible.<text:tab/>28</text:a></text:p>
          <text:p text:style-name="P440"><text:a xlink:type="simple" xlink:href="#__RefHeading___Toc2982_2139278338" text:style-name="Index_20_Link" text:visited-style-name="Index_20_Link">Blocks can store less than extents.<text:tab/>28</text:a></text:p>
          <text:p text:style-name="P439"><text:a xlink:type="simple" xlink:href="#__RefHeading___Toc3106_2139278338" text:style-name="Index_20_Link" text:visited-style-name="Index_20_Link">Bibliography<text:tab/>30</text:a></text:p>
          <text:p text:style-name="P438"><text:a xlink:type="simple" xlink:href="#__RefHeading___Toc4040_138362386" text:style-name="Index_20_Link" text:visited-style-name="Index_20_Link">Preliminary design Layout and methods for a versatile filesystem<text:tab/>31</text:a></text:p>
          <text:p text:style-name="P439"><text:a xlink:type="simple" xlink:href="#__RefHeading___Toc6567_138362386" text:style-name="Index_20_Link" text:visited-style-name="Index_20_Link">Introduction<text:tab/>31</text:a></text:p>
          <text:p text:style-name="P440"><text:a xlink:type="simple" xlink:href="#__RefHeading___Toc4042_138362386" text:style-name="Index_20_Link" text:visited-style-name="Index_20_Link">Data structure hierarchy<text:tab/>31</text:a></text:p>
          <text:p text:style-name="P440"><text:a xlink:type="simple" xlink:href="#__RefHeading___Toc6569_138362386" text:style-name="Index_20_Link" text:visited-style-name="Index_20_Link">Data structure fields<text:tab/>32</text:a></text:p>
          <text:p text:style-name="P440"><text:a xlink:type="simple" xlink:href="#__RefHeading___Toc4353_419811028" text:style-name="Index_20_Link" text:visited-style-name="Index_20_Link">User exposed methods<text:tab/>37</text:a></text:p>
          <text:p text:style-name="P438"><text:a xlink:type="simple" xlink:href="#__RefHeading___Toc5433_1259271636" text:style-name="Index_20_Link" text:visited-style-name="Index_20_Link">Implementation in Python/FUSE First attempt at coding<text:tab/>41</text:a></text:p>
          <text:p text:style-name="P439"><text:a xlink:type="simple" xlink:href="#__RefHeading___Toc3098_21392783381" text:style-name="Index_20_Link" text:visited-style-name="Index_20_Link">Introduction<text:tab/>41</text:a></text:p>
          <text:p text:style-name="P438"><text:a xlink:type="simple" xlink:href="#__RefHeading___Toc2986_2139278338" text:style-name="Index_20_Link" text:visited-style-name="Index_20_Link">Questions and Answers Topics that reviewers found unclear<text:tab/>47</text:a></text:p>
        </text:index-body>
      </text:table-of-content>
      <text:p text:style-name="P263"/>
      <text:h text:style-name="P405" text:outline-level="1"><draw:frame draw:style-name="fr2" draw:name="Obraz4" text:anchor-type="paragraph" svg:x="14.944cm" svg:y="-0.289cm" svg:width="2cm" svg:height="1.55cm" draw:z-index="14"><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0">Arkadiusz Bulski</text:p>
      <text:p text:style-name="P300"/>
      <text:h text:style-name="P410" text:outline-level="2"><text:bookmark-start text:name="__RefHeading___Toc3094_2139278338"/>Abstract<text:bookmark-end text:name="__RefHeading___Toc3094_2139278338"/></text:h>
      <text:p text:style-name="P296">Cameleonica is a <text:span text:style-name="T598">prototype </text:span>safe cryptographic steganographic advanced filesystem. </text:p>
      <text:p text:style-name="P297">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98">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77"/>
      <text:p text:style-name="P277"><text:span text:style-name="T224">Mission statement </text:span><text:span text:style-name="T416">sets a direction in which further development will tend to. </text:span>Purposefully are omitted any technical details <text:span text:style-name="T408">on how </text:span>to <text:span text:style-name="T407">achieve it</text:span>. <text:span text:style-name="T416">Features are </text:span>mostly described through basic definitions and <text:span text:style-name="T407">elaborate </text:span>examples, <text:span text:style-name="T416">not technical specifications</text:span>. <text:span text:style-name="T407">Usage scenarios </text:span>showing obvious benefits <text:span text:style-name="T448">to end users </text:span>are presented. <text:span text:style-name="T407">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5">both on-disk and in-memory </text:span>data structures and <text:span text:style-name="T565">their methods for </text:span>filesystem operations. This chapter is a full fledged technical specification. </text:p>
      <text:p text:style-name="P245"><text:span text:style-name="T217">Python/Fuse implementation </text:span>???</text:p>
      <text:p text:style-name="P3"><text:span text:style-name="T217">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410" text:outline-level="2"><text:bookmark-start text:name="__RefHeading___Toc3098_2139278338"/>Introduction<text:bookmark-end text:name="__RefHeading___Toc3098_2139278338"/></text:h>
      <text:p text:style-name="P305">Cameleonica is a <text:span text:style-name="T598">prototype </text:span>safe cryptographic steganographic advanced filesystem. </text:p>
      <text:p text:style-name="Text_20_body">This short description expands into a list of features: </text:p>
      <text:p text:style-name="P293"/>
      <text:p text:style-name="P307">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text:soft-page-break/>hashing, deduplication, serializability, multiple-device replication and tiering. </text:p>
      <text:p text:style-name="P4">These properties are more elaborately explained through definitions and examples: </text:p>
      <text:p text:style-name="P4"/>
      <text:h text:style-name="P43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6"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text:soft-page-break/>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5">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text:soft-page-break/>(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412"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6"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6"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6"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5">pass-phrase</text:span> can be stored on a separate device like a pendrive, so even quick formatting is not needed. </text:p>
      <text:p text:style-name="P286"/>
      <text:h text:style-name="P436"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6"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6"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4" text:outline-level="2"><text:bookmark-start text:name="__RefHeading___Toc9923_734990283"/>Motivation<text:bookmark-end text:name="__RefHeading___Toc9923_734990283"/></text:h>
      <text:p text:style-name="P275">(To be added.)</text:p>
      <text:p text:style-name="P294"/>
      <text:p text:style-name="P295"><draw:frame draw:style-name="fr1" draw:name="Obraz2" text:anchor-type="paragraph" svg:width="14.289cm" svg:height="8.08cm" draw:z-index="15"><draw:image xlink:href="../humor/standards.png" xlink:type="simple" xlink:show="embed" xlink:actuate="onLoad"/></draw:frame></text:p>
      <text:p text:style-name="P295"/>
      <text:p text:style-name="P274"/>
      <text:h text:style-name="P406" text:outline-level="1"><draw:frame draw:style-name="fr2" draw:name="Logo over Ideas Observations" text:anchor-type="paragraph" svg:x="14.944cm" svg:y="-0.289cm" svg:width="2cm" svg:height="1.55cm" draw:z-index="16"><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301">Arkadiusz Bulski</text:p>
      <text:p text:style-name="P301"/>
      <text:h text:style-name="P410" text:outline-level="2"><text:bookmark-start text:name="__RefHeading___Toc2962_2139278338"/>Introduction<text:bookmark-end text:name="__RefHeading___Toc2962_2139278338"/></text:h>
      <text:p text:style-name="P238"><text:span text:style-name="T573">(</text:span>This chapter is being <text:span text:style-name="T573">expanded and edited, but is entirely readable.)</text:span></text:p>
      <text:p text:style-name="P247"/>
      <text:p text:style-name="P206">When reading papers that describe filesystem designs, from the golden historical times of Unix development <text:span text:style-name="T369">to contemporary times of Linux</text:span>, one might come to a conclusion that evolution of filesystem designs was very incremental in nature and much effort was put into not making too many changes at <text:span text:style-name="T369">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5" text:outline-level="3"><text:bookmark-start text:name="__RefHeading___Toc2966_2139278338"/>Inodes are not efficient. <text:span text:style-name="T625">(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3" draw:name="Inode indirect blocks" text:anchor-type="paragraph" svg:width="17cm" svg:height="9.148cm" draw:z-index="17"><draw:image xlink:href="../inode.png" xlink:type="simple" xlink:show="embed" xlink:actuate="onLoad"/></draw:frame></text:p>
      <text:p text:style-name="P9">Instead <text:span text:style-name="T616">of pointer structure</text:span>, a <text:span text:style-name="T217">complete inode</text:span><text:span text:style-name="T234">, variable size structure could contain all metadata associated with a file. In memory representation may remain </text:span><text:span text:style-name="T345">decomposed into a tree </text:span><text:span text:style-name="T234">but on disk format would be </text:span><text:span text:style-name="T345">a single continuous blob </text:span><text:span text:style-name="T346">holding entirety of information</text:span><text:span text:style-name="T234">. </text:span><text:span text:style-name="T343">Complete inodes are always loaded and stored in one sweep, </text:span><text:span text:style-name="T346">reallocated on every change</text:span><text:span text:style-name="T343">. </text:span><text:span text:style-name="T344">This unfortunately requires an adequate </text:span><text:span text:style-name="T346">extent </text:span><text:span text:style-name="T344">allocator and garbage collector but those are discussed in other chapters. </text:span></text:p>
      <text:p text:style-name="P58"><draw:frame draw:style-name="fr3" draw:name="Inode complete" text:anchor-type="paragraph" svg:width="17cm" svg:height="3.117cm" draw:z-index="18"><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9">the </text:span><text:span text:style-name="T216">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2">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3">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0"/>
          </table:table-cell>
          <table:table-cell table:style-name="Tabela2.B1" office:value-type="string">
            <text:p text:style-name="P310">Area size:</text:p>
          </table:table-cell>
          <table:table-cell table:style-name="Tabela2.B1" office:value-type="string">
            <text:p text:style-name="P310">Seek time sequential:</text:p>
          </table:table-cell>
          <table:table-cell table:style-name="Tabela2.B1" office:value-type="string">
            <text:p text:style-name="P310">Seek time concurrent:</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MB</text:p>
          </table:table-cell>
          <table:table-cell table:style-name="Tabela2.A1" office:value-type="string">
            <text:p text:style-name="P312">0.20 ms</text:p>
          </table:table-cell>
          <table:table-cell table:style-name="Tabela2.A1" office:value-type="string">
            <text:p text:style-name="P313">0.01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MB</text:p>
          </table:table-cell>
          <table:table-cell table:style-name="Tabela2.A1" office:value-type="string">
            <text:p text:style-name="P312">0.44 ms</text:p>
          </table:table-cell>
          <table:table-cell table:style-name="Tabela2.A1" office:value-type="string">
            <text:p text:style-name="P313">0.36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6">16 MB</text:p>
          </table:table-cell>
          <table:table-cell table:style-name="Tabela2.A1" office:value-type="string">
            <text:p text:style-name="P317">1.76 ms</text:p>
          </table:table-cell>
          <table:table-cell table:style-name="Tabela2.A1" office:value-type="string">
            <text:p text:style-name="P318">1.3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4">64 MB</text:p>
          </table:table-cell>
          <table:table-cell table:style-name="Tabela2.A1" office:value-type="string">
            <text:p text:style-name="P315">4.53 ms</text:p>
          </table:table-cell>
          <table:table-cell table:style-name="Tabela2.A1" office:value-type="string">
            <text:p text:style-name="P313">3.87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MB</text:p>
          </table:table-cell>
          <table:table-cell table:style-name="Tabela2.A1" office:value-type="string">
            <text:p text:style-name="P312">6.76 ms</text:p>
          </table:table-cell>
          <table:table-cell table:style-name="Tabela2.A1" office:value-type="string">
            <text:p text:style-name="P313">7.59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GB</text:p>
          </table:table-cell>
          <table:table-cell table:style-name="Tabela2.A1" office:value-type="string">
            <text:p text:style-name="P312">8.61 ms</text:p>
          </table:table-cell>
          <table:table-cell table:style-name="Tabela2.A1" office:value-type="string">
            <text:p text:style-name="P313">8.5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GB</text:p>
          </table:table-cell>
          <table:table-cell table:style-name="Tabela2.A1" office:value-type="string">
            <text:p text:style-name="P312">9.41 ms</text:p>
          </table:table-cell>
          <table:table-cell table:style-name="Tabela2.A1" office:value-type="string">
            <text:p text:style-name="P313">9.2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6 GB</text:p>
          </table:table-cell>
          <table:table-cell table:style-name="Tabela2.A1" office:value-type="string">
            <text:p text:style-name="P312">10.93 ms</text:p>
          </table:table-cell>
          <table:table-cell table:style-name="Tabela2.A1" office:value-type="string">
            <text:p text:style-name="P313">10.78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64 GB</text:p>
          </table:table-cell>
          <table:table-cell table:style-name="Tabela2.A1" office:value-type="string">
            <text:p text:style-name="P312">10.99 ms</text:p>
          </table:table-cell>
          <table:table-cell table:style-name="Tabela2.A1" office:value-type="string">
            <text:p text:style-name="P313">10.85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GB</text:p>
          </table:table-cell>
          <table:table-cell table:style-name="Tabela2.A1" office:value-type="string">
            <text:p text:style-name="P312">12.19 ms</text:p>
          </table:table-cell>
          <table:table-cell table:style-name="Tabela2.A1" office:value-type="string">
            <text:p text:style-name="P313">12.73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TB</text:p>
          </table:table-cell>
          <table:table-cell table:style-name="Tabela2.A1" office:value-type="string">
            <text:p text:style-name="P312">16.30 ms</text:p>
          </table:table-cell>
          <table:table-cell table:style-name="Tabela2.A1" office:value-type="string">
            <text:p text:style-name="P313">15.72 ms</text:p>
          </table:table-cell>
          <table:table-cell table:style-name="Tabela2.A1" office:value-type="string">
            <text:p text:style-name="P310"/>
          </table:table-cell>
        </table:table-row>
      </table:table>
      <text:p text:style-name="P54"/>
      <text:p text:style-name="P55">Above seek times are averages <text:span text:style-name="T605">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21"><draw:frame draw:style-name="fr8" draw:name="Obiekt4" text:anchor-type="as-char" svg:y="-0.594cm" svg:width="10.929cm" svg:height="1.102cm" draw:z-index="19"><draw:object xlink:href="./Object 4" xlink:type="simple" xlink:show="embed" xlink:actuate="onLoad"/><draw:image xlink:href="./ObjectReplacements/Object 4" xlink:type="simple" xlink:show="embed" xlink:actuate="onLoad"/></draw:frame></text:p>
      <text:p text:style-name="P86"><text:span text:style-name="T371">S</text:span>imulation <text:span text:style-name="T371">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3">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9"><text:soft-page-break/><draw:frame draw:style-name="fr9" draw:name="Obiekt1" text:anchor-type="as-char" svg:y="-1.085cm" svg:width="6.299cm" svg:height="2.3cm" draw:z-index="20"><draw:object xlink:href="./Object 1" xlink:type="simple" xlink:show="embed" xlink:actuate="onLoad"/><draw:image xlink:href="./ObjectReplacements/Object 1" xlink:type="simple" xlink:show="embed" xlink:actuate="onLoad"/></draw:frame></text:p>
      <text:p text:style-name="P87"><text:span text:style-name="T372">There are </text:span>cases where extent approach loses <text:span text:style-name="T372">to block approach </text:span>in comparison. Total times <text:span text:style-name="T372">are </text:span>compared through an inequality. <text:span text:style-name="T372">N</text:span>umber of cycles cancels out. </text:p>
      <text:p text:style-name="P320"><draw:frame draw:style-name="fr10" draw:name="Obiekt2" text:anchor-type="as-char" svg:y="-1.111cm" svg:width="4.588cm" svg:height="2.071cm" draw:z-index="21"><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0"> we have </text:span><text:span text:style-name="T441">smaller </text:span><text:span text:style-name="T440">arguments going into a </text:span><text:span text:style-name="T441">faster </text:span><text:span text:style-name="T440">growing function. </text:span>Plot show<text:span text:style-name="T606">s</text:span> total time of extent approach (blue) and block approach (red) for least and most accessed <text:span text:style-name="T370">files (N)</text:span>, <text:span text:style-name="T354">and least and most sizable</text:span> files <text:span text:style-name="T370">(M)</text:span>. </text:p>
      <text:p text:style-name="P202"><draw:frame draw:style-name="fr4"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3">can</text:span> be accessed <text:span text:style-name="T607">in each cycle for the block approach to have advantage. Asymptotically, for largest files </text:span>less than 1 in <text:span text:style-name="T610">87</text:span> blocks <text:span text:style-name="T215">could be accessed. For smallest files the limit is 2 blocks. Is this really the kind of workload we are aiming to support? Remember that 1 GB file would require at least 512 metadata blocks? </text:span><text:span text:style-name="T429">It is important to notice that </text:span><text:span text:style-name="T430">certain operations </text:span><text:span text:style-name="T431">such as </text:span><text:span text:style-name="T432">adding </text:span><text:span text:style-name="T431">copying </text:span><text:span text:style-name="T432">moving </text:span><text:span text:style-name="T433">and </text:span><text:span text:style-name="T434">deleting </text:span><text:span text:style-name="T431">file</text:span><text:span text:style-name="T429">s, </text:span><text:span text:style-name="T433">reading </text:span><text:span text:style-name="T439">and </text:span><text:span text:style-name="T435">writing</text:span><text:span text:style-name="T433"> them entirely</text:span><text:span text:style-name="T431">, </text:span><text:span text:style-name="T433">and </text:span><text:span text:style-name="T431">browsing director</text:span><text:span text:style-name="T429">ies</text:span><text:span text:style-name="T431"> </text:span><text:span text:style-name="T430">necessarily </text:span><text:span text:style-name="T436">require</text:span><text:span text:style-name="T437">s</text:span><text:span text:style-name="T436"> all metadata to be read. </text:span><text:span text:style-name="T438">This was also noted in </text:span><text:span text:style-name="T43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8">. </text:span></text:p>
      <text:p text:style-name="P257"/>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5" text:outline-level="3"><text:bookmark-start text:name="__RefHeading___Toc2968_2139278338"/>B-trees are not efficient. <text:span text:style-name="T625">(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6">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3"> two</text:span> approaches <text:span text:style-name="T442">described below</text:span>, <text:span text:style-name="T567">in the context of </text:span>how many entries we expect to hold. <text:span text:style-name="T422">As previously, we assume hard disks can sustain ~150 MB/s throughput and ~12 ms seek time on average across disk (and ~4.5 ms across a 64 MB cluster). </text:span></text:p>
      <text:p text:style-name="P18"/>
      <text:p text:style-name="P19">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3">6 </text:span>entries<text:span text:style-name="T426">, </text:span><text:span text:style-name="T144">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p>
      <text:p text:style-name="P251"/>
      <text:p text:style-name="P253"><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0"/>
      <text:p text:style-name="P254"><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2"><draw:frame draw:style-name="fr8" draw:name="Obiekt3" text:anchor-type="as-char" svg:y="-0.594cm" svg:width="10.298cm" svg:height="1.102cm" draw:z-index="24"><draw:object xlink:href="./Object 3" xlink:type="simple" xlink:show="embed" xlink:actuate="onLoad"/><draw:image xlink:href="./ObjectReplacements/Object 3" xlink:type="simple" xlink:show="embed" xlink:actuate="onLoad"/><svg:desc>formuła</svg:desc></draw:frame></text:p>
      <text:p text:style-name="P256"><text:span text:style-name="T371">S</text:span>imulation <text:span text:style-name="T371">of entire super-cycle is based on only one variable</text:span>, N is number of <text:span text:style-name="T612">entries accessed </text:span>in each cycle, <text:span text:style-name="T214">60</text:span> is number of cycles, <text:span text:style-name="T617">and 1M is total entries</text:span>. <text:span text:style-name="T353">Therefore total access time is</text:span><text:span text:style-name="T74">: </text:span></text:p>
      <text:p text:style-name="P323"><draw:frame draw:style-name="fr9" draw:name="Obiekt5" text:anchor-type="as-char" svg:y="-1.085cm" svg:width="6.842cm" svg:height="2.3cm" draw:z-index="25"><draw:object xlink:href="./Object 5" xlink:type="simple" xlink:show="embed" xlink:actuate="onLoad"/><draw:image xlink:href="./ObjectReplacements/Object 5" xlink:type="simple" xlink:show="embed" xlink:actuate="onLoad"/><svg:desc>formuła</svg:desc></draw:frame></text:p>
      <text:p text:style-name="P255"><text:span text:style-name="T372">There are </text:span>cases where <text:span text:style-name="T613">dictionary</text:span> approach loses <text:span text:style-name="T372">to B-tree approach </text:span>in comparison. Total times <text:span text:style-name="T372">are </text:span>compared through an inequality. </text:p>
      <text:p text:style-name="P324"><draw:frame draw:style-name="fr10" draw:name="Obiekt6" text:anchor-type="as-char" svg:y="-0.866cm" svg:width="6.883cm" svg:height="1.582cm" draw:z-index="26"><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6"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text:span><text:soft-page-break/><text:span text:style-name="T527">in close proximity. However, seeking time over small distances is still quite significant, mostly 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5" draw:name="Obraz3" text:anchor-type="paragraph" svg:width="12.719cm" svg:height="1.499cm" draw:z-index="27"><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7"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8">int fd = creat("file.new", S_IRUSR|S_IWUSR); </text:p>
      <text:p text:style-name="P308">write(fd, buf, <text:span text:style-name="T360">len</text:span>); </text:p>
      <text:p text:style-name="P308">fsync(fd); </text:p>
      <text:p text:style-name="P308">close(fd); </text:p>
      <text:p text:style-name="P308">rename("file.new", "file"); </text:p>
      <text:p text:style-name="P89"/>
      <text:p text:style-name="P226"><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1">Described </text:span><text:span text:style-name="T234">behavior </text:span><text:span text:style-name="T255">(and few others) </text:span><text:span text:style-name="T234">is common in modern filesystem</text:span><text:span text:style-name="T239">s</text:span><text:span text:style-name="T234"> but </text:span><text:span text:style-name="T236">it is</text:span><text:span text:style-name="T234"> not </text:span><text:span text:style-name="T242">mandated </text:span><text:span text:style-name="T234">by POSIX </text:span><text:span text:style-name="T261">standard </text:span><text:span text:style-name="T244">so</text:span><text:span text:style-name="T234"> applications </text:span><text:span text:style-name="T244">should not </text:span><text:span text:style-name="T234">rely on </text:span><text:span text:style-name="T243">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4">are </text:span><text:span text:style-name="T235">not </text:span><text:span text:style-name="T244">part of the </text:span><text:span text:style-name="T259">published </text:span><text:span text:style-name="T244">POSIX </text:span><text:span text:style-name="T235">standard</text:span><text:span text:style-name="T244">. </text:span><text:span text:style-name="T237">Notice that all of the behaviors they describe are met by a filesystem where all operations are </text:span><text:span text:style-name="T238">both </text:span><text:span text:style-name="T237">atomic and ordered, </text:span><text:span text:style-name="T244">as proposed below</text:span><text:span text:style-name="T237">. </text:span><text:span text:style-name="T244">Article also describes how SQLite can increase performance by assuming specific filesystem behavior although user has to enable it </text:span><text:span text:style-name="T321">manually</text:span><text:span text:style-name="T24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5">described below. </text:span></text:p>
      <text:p text:style-name="P91"/>
      <text:p text:style-name="P94">Following code <text:span text:style-name="T368">is not safe on all filesystems but is representative of applications: </text:span></text:p>
      <text:p text:style-name="P308">int fd = creat("file.new", S_IRUSR|S_IWUSR); </text:p>
      <text:p text:style-name="P308">write(fd, buf, <text:span text:style-name="T360">len</text:span>); </text:p>
      <text:p text:style-name="P309">fsync(fd);</text:p>
      <text:p text:style-name="P308">close(fd); </text:p>
      <text:p text:style-name="P308">rename("file.new", "file"); </text:p>
      <text:p text:style-name="P95"/>
      <text:p text:style-name="P104">Whatever improvements to filesystems will be made in the future, it seems clear that applications will <text:span text:style-name="T376">continue</text:span> to use the approach established by POSIX and filesystems will have to cooperate. <text:span text:style-name="T35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4">is described </text:span>a new <text:span text:style-name="T351">solution</text:span> to <text:span text:style-name="T374">the </text:span>problem <text:span text:style-name="T374">of ensuring consistency </text:span>that <text:span text:style-name="T374">keeps </text:span>files correct <text:span text:style-name="T365">whether</text:span> the POSIX <text:span text:style-name="T365">compliant</text:span> approach <text:span text:style-name="T365">is used or not while performance is approaching no use of fsync at all. </text:span></text:p>
      <text:p text:style-name="P105"/>
      <text:p text:style-name="P229"><text:span text:style-name="T574">Consider a filesystem where all operations are both atomic and ordered. </text:span><text:span text:style-name="T577">Above that fsync calls are implemented as no-op. Both codes above remain to keep files consistent. This is due to the </text:span><text:soft-page-break/><text:span text:style-name="T577">fact that application developers (usually) use fsync not to persist data immediately but to persist 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6">(RATIONALE) The fsync() function is intended to force a physical write of data from the buffer cache, and to assure that after a system crash or other failure that all data up to the time of the fsync() call is recorded on the disk. […] It is <text:span text:style-name="T387">explicitly intended that a null implementation is permitted</text:span>. This could be valid in the case where the system cannot assure non-volatile storage under any circumstances or <text:span text:style-name="T387">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7">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66">themselves things got broken. System was no longer in a position to tell which blocks were already persisted on the platter and which were still pending. Immediate solution was to implement </text:span><text:span text:style-name="T219">flushing buffers </text:span><text:span text:style-name="T248">th</text:span><text:span text:style-name="T253">r</text:span><text:span text:style-name="T248">ough so called </text:span><text:span text:style-name="T219">queue draining</text:span><text:span text:style-name="T247">. System </text:span><text:span text:style-name="T248">withh</text:span><text:span text:style-name="T254">eld</text:span><text:span text:style-name="T248"> </text:span><text:span text:style-name="T247">all future writes until disk reported that </text:span><text:span text:style-name="T256">all outstanding writes completed, that </text:span><text:span text:style-name="T331">write </text:span><text:span text:style-name="T247">queue was empty. </text:span><text:span text:style-name="T249">When flushing buffers occurred quite often </text:span><text:span text:style-name="T247">this approach basically defeated the purpose of installing buffers in </text:span><text:span text:style-name="T322">hard </text:span><text:span text:style-name="T247">disks </text:span><text:span text:style-name="T249">in the first place. </text:span></text:p>
      <text:p text:style-name="P1"><text:span text:style-name="T257">L</text:span><text:span text:style-name="T250">ater another major overhaul of disks </text:span><text:span text:style-name="T323">took place</text:span><text:span text:style-name="T250">. Up to this moment systems </text:span><text:span text:style-name="T332">have </text:span><text:span text:style-name="T250">reordered requests </text:span><text:span text:style-name="T251">themselves</text:span><text:span text:style-name="T250">. Buffer cache accumulated blocks to be written and system decided, without much help from the disk, in which order should the disk write them. </text:span><text:span text:style-name="T251">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1">ystem made decisions </text:span><text:span text:style-name="T260">based on some principle like elevator scheduling, not on exact state of the disk</text:span><text:span text:style-name="T251">. Everything changed again when disks started to reorder requests themselves, </text:span><text:span text:style-name="T333">with a technology called NCQ</text:span><text:span text:style-name="T251">. </text:span><text:span text:style-name="T257">S</text:span><text:span text:style-name="T251">ystem was </text:span><text:span text:style-name="T257">again </text:span><text:span text:style-name="T251">no longer aware of what is the status of each request. System </text:span><text:span text:style-name="T257">did not </text:span><text:span text:style-name="T251">even </text:span><text:span text:style-name="T257">know </text:span><text:span text:style-name="T251">which of them will go to the platter first. </text:span><text:span text:style-name="T252">The solution to ensuring order of writes was </text:span><text:span text:style-name="T333">again </text:span><text:span text:style-name="T252">the same, </text:span><text:span text:style-name="T257">through withholding further writes. </text:span></text:p>
      <text:p text:style-name="P227"><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text:soft-page-break/></text:p>
      <text:p text:style-name="P110"><text:span text:style-name="T455">Consider a </text:span>filesystem where all operations are atomic and ordered: </text:p>
      <text:p text:style-name="P109"/>
      <text:p text:style-name="P240">(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6" draw:name="Copy On Write layout" text:anchor-type="paragraph" svg:width="16.131cm" svg:height="9.95cm" draw:z-index="5"><draw:image xlink:href="../cowlayout.png" xlink:type="simple" xlink:show="embed" xlink:actuate="onLoad"/></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7">(</text:span>Add a diagram for dictionary and inodes, more compact than just inodes.<text:span text:style-name="T597">)</text:span></text:p>
      <text:p text:style-name="P96"/>
      <text:p text:style-name="P114"><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4">Both the dictionary and the values are serialized into binary blobs and stored as contiguous extents. Value blobs are appended atomically to the file, and when database gets </text:span><text:span text:style-name="T349">committed</text:span><text:span text:style-name="T274">,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5" draw:name="KeyValue store layout" text:anchor-type="paragraph" svg:width="13.16cm" svg:height="2.29cm" draw:z-index="6"><draw:image xlink:href="../keyvaluelayout.png" xlink:type="simple" xlink:show="embed" xlink:actuate="onLoad"/></draw:frame></text:p>
      <text:p text:style-name="P97">Even simpler document store can be implemented when setcontents method is available. Only one entry can be stored <text:span text:style-name="T570">at once</text:span>, but it can be <text:span text:style-name="T570">an </text:span>arbitrarily complex data structure. <text:span text:style-name="T417">Setcontents is a filesystem operation that truncates the file to zero and writes to it in one combined atomic operation. There is no reference implementation yet. </text:span></text:p>
      <text:p text:style-name="P92"/>
      <text:p text:style-name="P93"/>
      <text:h text:style-name="P418"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419"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7">Ring</text:span><text:span text:style-name="T234">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6" draw:name="Atomic ring" text:anchor-type="paragraph" svg:width="12.741cm" svg:height="3.221cm" draw:z-index="7"><draw:image xlink:href="../atomicring.png" xlink:type="simple" xlink:show="embed" xlink:actuate="onLoad"/></draw:frame><text:soft-page-break/></text:p>
      <text:p text:style-name="P119"/>
      <text:p text:style-name="P199"><text:span text:style-name="T217">Chain</text:span><text:span text:style-name="T234"> is </text:span><text:span text:style-name="T334">a</text:span><text:span text:style-name="T234"> disk extent that is sector aligned and contains a </text:span><text:span text:style-name="T268">concatenation </text:span><text:span text:style-name="T234">of variable sized chunks.</text:span><text:span text:style-name="T268"> </text:span><text:span text:style-name="T334">Chunks </text:span><text:span text:style-name="T347">also </text:span><text:span text:style-name="T268">need to be sector aligned. </text:span><text:span text:style-name="T271">Each chunk has a format </text:span><text:span text:style-name="T268">[checksum|id|length|data].</text:span><text:span text:style-name="T334"> Usually </text:span><text:span text:style-name="T347">the </text:span><text:span text:style-name="T334">first chunk </text:span><text:span text:style-name="T338">contains</text:span><text:span text:style-name="T334"> </text:span><text:span text:style-name="T347">a base </text:span><text:span text:style-name="T334">blob while further chunks contain </text:span><text:span text:style-name="T347">patches</text:span><text:span text:style-name="T334">, but </text:span><text:span text:style-name="T347">that depends on usage</text:span><text:span text:style-name="T334">.</text:span><text:span text:style-name="T268"> </text:span><text:span text:style-name="T269">When </text:span><text:span text:style-name="T338">updating</text:span><text:span text:style-name="T269">, </text:span><text:span text:style-name="T347">an incremented </text:span><text:span text:style-name="T271">id and </text:span><text:span text:style-name="T347">other </text:span><text:span text:style-name="T270">fields </text:span><text:span text:style-name="T335">are </text:span><text:span text:style-name="T271">hashed, </text:span><text:span text:style-name="T347">then stored to disk</text:span><text:span text:style-name="T271">. </text:span><text:span text:style-name="T347">Padding can be computed from the length field</text:span><text:span text:style-name="T272">. When reloading, entire extent gets read from disk </text:span><text:span text:style-name="T335">in one sweep</text:span><text:span text:style-name="T272">. </text:span><text:span text:style-name="T336">Each chunk is parsed only if previous chunks were parsed successfully. </text:span><text:span text:style-name="T273">Valid chunks are </text:span><text:span text:style-name="T337">merged </text:span><text:span text:style-name="T273">(</text:span><text:span text:style-name="T347">patches </text:span><text:span text:style-name="T273">are applied to base </text:span><text:span text:style-name="T337">blob</text:span><text:span text:style-name="T273">) or simply last value is taken, </text:span><text:span text:style-name="T347">again depending on usage</text:span><text:span text:style-name="T273">. </text:span><text:span text:style-name="T347">Updating </text:span><text:span text:style-name="T271">requires last </text:span><text:span text:style-name="T329">offset </text:span><text:span text:style-name="T271">to be know</text:span><text:span text:style-name="T338">n</text:span><text:span text:style-name="T271">, making this mechanism stateful. </text:span><text:span text:style-name="T273">Note that a chain is </text:span><text:span text:style-name="T227">append </text:span><text:span text:style-name="T221">only</text:span><text:span text:style-name="T273">, meaning it can be updated </text:span><text:span text:style-name="T339">only until reaches full capacity</text:span><text:span text:style-name="T273">. </text:span><text:span text:style-name="T348">Then it must be reallocated. Rings </text:span><text:span text:style-name="T339">can be used to alternate between chains or to keep a list of chains. </text:span><text:span text:style-name="T340">Chains </text:span><text:span text:style-name="T271">can </text:span><text:span text:style-name="T340">also </text:span><text:span text:style-name="T271">be used across </text:span><text:span text:style-name="T349">multiple </text:span><text:span text:style-name="T271">devices to synchronize newest value. </text:span><text:span text:style-name="T349">In </text:span><text:span text:style-name="T342">example </text:span><text:span text:style-name="T340">below</text:span><text:span text:style-name="T342">, </text:span><text:span text:style-name="T341">first chain can be dropped from the ring, because </text:span><text:span text:style-name="T349">patch </text:span><text:span text:style-name="T341">5 was </text:span><text:span text:style-name="T340">superseded </text:span><text:span text:style-name="T341">by a base blob. </text:span><text:span text:style-name="T350">Simple alternative would be to always start a chain with base value, so the ring only keeps one chain at any moment. </text:span></text:p>
      <text:p text:style-name="P120"><draw:frame draw:style-name="fr6" draw:name="Atomic chain" text:anchor-type="paragraph" svg:width="15.829cm" svg:height="6.96cm" draw:z-index="8"><draw:image xlink:href="../atomicchain.png" xlink:type="simple" xlink:show="embed" xlink:actuate="onLoad"/></draw:frame></text:p>
      <text:p text:style-name="P121"/>
      <text:h text:style-name="P420"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421"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0">selected data structures within the </text:span>filesystem and not the <text:span text:style-name="T571">entire </text:span>block storage device <text:span text:style-name="T361">underneath</text:span>. </text:p>
      <text:p text:style-name="P27"/>
      <text:p text:style-name="P29">Consider a filesystem where encryption is applied to data structures <text:span text:style-name="T359">like inodes and data extents, and not raw disk blocks</text:span>. <text:span text:style-name="T35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7">stored </text:span>in the clear. <text:span text:style-name="T35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7" draw:name="Plain and encrypted data structures" text:anchor-type="paragraph" svg:width="12.321cm" svg:height="5.5cm" draw:z-index="11"><draw:image xlink:href="../plain.png" xlink:type="simple" xlink:show="embed" xlink:actuate="onLoad"/></draw:frame></text:p>
      <text:p text:style-name="P236">Mention ecryptfs?</text:p>
      <text:p text:style-name="P22"/>
      <text:p text:style-name="P22"/>
      <text:h text:style-name="P422" text:outline-level="3"><text:bookmark-start text:name="__RefHeading___Toc2974_2139278338"/><text:soft-page-break/><text:span text:style-name="T375">Overwriting</text:span> files is not <text:span text:style-name="T375">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2">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3">for that matter any </text:span>other <text:span text:style-name="T414">data </text:span>structures <text:span text:style-name="T41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9"><draw:image xlink:href="../datastructs.png" xlink:type="simple" xlink:show="embed" xlink:actuate="onLoad"/></draw:frame></text:p>
      <text:p text:style-name="P36"/>
      <text:h text:style-name="P433"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3"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8">fallocate</text:span><text:span text:style-name="T420">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28"><draw:image xlink:href="../allocation-logchunks.png" xlink:type="simple" xlink:show="embed" xlink:actuate="onLoad"/></draw:frame></text:p>
      <text:p text:style-name="P39">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6"><draw:frame draw:style-name="fr1" draw:name="Allocation strategy defragmentation" text:anchor-type="paragraph" svg:width="13.37cm" svg:height="3.45cm" draw:z-index="29"><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2"><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4"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5"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4"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26"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7">file</text:span> command that recognizes their type of content. This is a <text:span text:style-name="T559">noticeable</text:span> difference with Windows systems where file name extensions are used <text:span text:style-name="T451">to determine mime type </text:span>instead. Since <text:span text:style-name="T217">file</text:span> command is used often and <text:span text:style-name="T524">probably </text:span>uses only first few bytes, these bytes could also be stored within the inode. If a file gets querie<text:span text:style-name="T451">d</text:span> with <text:span text:style-name="T217">stat</text:span><text:span text:style-name="T234"> first, then the inode will still be in the cache to serve a read operation of </text:span><text:span text:style-name="T267">first </text:span><text:span text:style-name="T234">few bytes without any disk seeks. </text:span><text:span text:style-name="T267">This is especially easy when complete inodes are used. </text:span></text:p>
      <text:p text:style-name="P204"/>
      <text:p text:style-name="P204"/>
      <text:h text:style-name="P435"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427" text:outline-level="3"><text:bookmark-start text:name="__RefHeading___Toc2978_2139278338"/>Behavior is based on assumptions, not <text:span text:style-name="T447">history. </text:span><text:bookmark-end text:name="__RefHeading___Toc2978_2139278338"/></text:h>
      <text:p text:style-name="P42">Filesystems can gather internal statistics about the files and other data structures, specifically the patters of how they were accessed in the past. <text:span text:style-name="T44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428" text:outline-level="3"><text:bookmark-start text:name="__RefHeading___Toc8380_1733829396"/>Behavior is based on assumptions, not <text:span text:style-name="T522">requests. </text:span><text:bookmark-end text:name="__RefHeading___Toc8380_1733829396"/></text:h>
      <text:p text:style-name="P225"><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429" text:outline-level="3"><text:bookmark-start text:name="__RefHeading___Toc2980_2139278338"/><text:soft-page-break/><text:span text:style-name="T615">Block based formats are </text:span>not flexible. <text:bookmark-end text:name="__RefHeading___Toc2980_2139278338"/></text:h>
      <text:p text:style-name="P49">Specifications often define <text:span text:style-name="T445">fixed </text:span>data formats and leave <text:span text:style-name="T445">no allowance for changing on-disk layout in the middle of its life-cycle.</text:span> <text:span text:style-name="T444">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5"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3"><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2">s</text:span> <text:span text:style-name="T362">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8">tail</text:span><text:span text:style-name="T240">. However if filesystem would allow extents to start and end at byte </text:span><text:span text:style-name="T258">precise</text:span><text:span text:style-name="T240"> addresses then literally no byte would go to waste. </text:span><text:span text:style-name="T241">This is the case with Btrfs filesystem. </text:span></text:p>
      <text:p text:style-name="P101"><draw:frame draw:style-name="fr1" draw:name="Complete inode no waste" text:anchor-type="paragraph" svg:width="8.08cm" svg:height="2.311cm" draw:z-index="4"><draw:image xlink:href="../dirextent.png" xlink:type="simple" xlink:show="embed" xlink:actuate="onLoad"/></draw:frame></text:p>
      <text:p text:style-name="P101">Another example, <text:span text:style-name="T363">dictionary that maps integers into arbitrary values can benefit from having all keys available when dictionary is being serialized into a blob. When keys are kept in separate </text:span><text:soft-page-break/><text:span text:style-name="T363">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4">more chunks follow</text:span>. For example, number<text:span text:style-name="T364">s</text:span> 200 <text:span text:style-name="T364">and 100'000 are encoded as below. </text:span></text:p>
      <text:p text:style-name="P205"><draw:frame draw:style-name="fr1" draw:name="Varint encoding example" text:anchor-type="paragraph" svg:width="10.53cm" svg:height="3.371cm" draw:z-index="0"><draw:image xlink:href="../varint.png" xlink:type="simple" xlink:show="embed" xlink:actuate="onLoad"/></draw:frame></text:p>
      <text:p text:style-name="P205"/>
      <text:h text:style-name="P41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5">ZFS: Jeff Bonwick, Bill Moore, ZFS: The Last Word in File Systems, , </text:p>
          <text:p text:style-name="P325">McKusi84: Marshall Kirk Mckusick, William N. Joy, Samuel J. Leffler, Robert S. Fabry, A Fast File System for UNIX, 1984</text:p>
          <text:p text:style-name="P325">Twee00: Steven Tweedie, EXT3, Journaling Filesystem, 2000, http://olstrans.sourceforge.net/release/OLS2000-ext3/OLS2000-ext3.html</text:p>
          <text:p text:style-name="P325">OSTEP: Remzi H. Arpaci-Dusseau, Andrea C. Arpaci-Dusseau, Operating Systems: Three Easy Pieces, 2015, http://pages.cs.wisc.edu/~remzi/OSTEP/</text:p>
          <text:p text:style-name="P325">Mathur07: Avantika Mathur et al., The new ext4 filesystem: current status and future plans, 2007, https://www.kernel.org/doc/ols/2007/ols2007v2-pages-21-34.pdf</text:p>
          <text:p text:style-name="P325">Rodeh12: Ohad Rodeh, BTRFS: The Linux B-tree Filesystem, 2012</text:p>
          <text:p text:style-name="P325">Bcachefs: Kent Overstreet, Bcachefs guide, 2016, https://bcache.evilpiepirate.org/BcacheGuide/</text:p>
          <text:p text:style-name="P325">Agraw07: Nitin Agrawal, William J. Bolosky, John R. Douceur, Jacob R. Lorch, A Five-Year Study of File-System Metadata, 2007</text:p>
          <text:p text:style-name="P325">Patterson: David A. Patterson, Kimberly K. Keeton, Hardware Technology Trends and Database Opportunities, </text:p>
          <text:p text:style-name="P325">Douceur99: John R. Douceur and William J. Bolosky, A Large-Scale Study of File-System Contents, 1999</text:p>
          <text:p text:style-name="P325">Bigtable06: Fay Chang, Bigtable: A Distributed Storage System for Structured Data, 2006</text:p>
          <text:p text:style-name="P325">Googlefs03: Sanjay Ghemawat, Howard Gobioff, and Shun-Tak Leung, The Google File System, 2003</text:p>
          <text:p text:style-name="P325">Ruemmler94: Chris Ruemmler, John Wilkes, An introduction to disk drive, 1994</text:p>
          <text:p text:style-name="P325">Aneesh08: Aneesh Kumar, Mingming Cao, et al, Ext4 block and inode allocator improvements, 2008</text:p>
          <text:p text:style-name="P325">Sweeney96: Adam Sweeney, Doug Doucette, Wei Hu, et al, Scalability in the XFS File System, 1996, http://oss.sgi.com/projects/xfs/papers/xfs_usenix/index.html</text:p>
          <text:p text:style-name="P325">Rosenblum91: Mendel Rosenblum and John K. Ousterhout, The Design and Implementation of a Log-Structured File System, 1991</text:p>
          <text:p text:style-name="P325">Johnson85: David Johnson, Michael Garey, A 71/60 Theorem for Bin Packing, 1985</text:p>
          <text:p text:style-name="P325">Pillai13: Thanumalayan Sankaranarayana Pillai, et al, Towards Efficient, Portable Application-Level Consistency, 2013</text:p>
          <text:p text:style-name="P325">Tweedie15: Stephen Tweedie, Stephen Tweedie Email.txt, 2015</text:p>
          <text:p text:style-name="P325">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6"/>
      <text:h text:style-name="P407" text:outline-level="1"><draw:frame draw:style-name="fr2" draw:name="Logo over preliminary design" text:anchor-type="paragraph" svg:x="14.944cm" svg:y="-0.289cm" svg:width="2cm" svg:height="1.55cm" draw:z-index="1"><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302">Arkadiusz Bulski</text:p>
      <text:p text:style-name="P302"/>
      <text:h text:style-name="P410" text:outline-level="2"><text:bookmark-start text:name="__RefHeading___Toc6567_138362386"/>Introduction<text:bookmark-end text:name="__RefHeading___Toc6567_138362386"/></text:h>
      <text:p text:style-name="P248">This chapter is still being written and is therefore inconsistent and incomplete. Note that next chapter is written independently <text:span text:style-name="T663">of this chapter</text:span>. </text:p>
      <text:p text:style-name="P126"/>
      <text:p text:style-name="P126"/>
      <text:h text:style-name="P430" text:outline-level="3"><text:bookmark-start text:name="__RefHeading___Toc4042_138362386"/>Data structure hierarchy<text:bookmark-end text:name="__RefHeading___Toc4042_138362386"/></text:h>
      <text:p text:style-name="P127"><text:span text:style-name="T234">Storage pool is the </text:span><text:span text:style-name="T277">highest</text:span><text:span text:style-name="T234"> data structure in hierarchy. </text:span><text:span text:style-name="T278">Both </text:span><text:span text:style-name="T234">partitions (also called backends) </text:span><text:span text:style-name="T278">and </text:span><text:span text:style-name="T275">filesystems (also called volumes) </text:span><text:span text:style-name="T234">are each assigned to at most one pool. Each partition is divided into large, fixed size, sector aligned contiguous areas called segments. Default segment size is </text:span><text:span text:style-name="T276">from </text:span><text:span text:style-name="T234">16 </text:span><text:span text:style-name="T276">to</text:span><text:span text:style-name="T234"> </text:span><text:span text:style-name="T328">128</text:span><text:span text:style-name="T234"> MB. </text:span><text:span text:style-name="T275">Each segment has a unique id within a pool. When a new backend is added to a pool, </text:span><text:span text:style-name="T277">it gets divided into segments and the segments are marked as uninitialized. Background process overwrites uninitialized segments with random bytes and only then </text:span><text:span text:style-name="T291">marks them </text:span><text:span text:style-name="T277">as </text:span><text:span text:style-name="T291">unallocated</text:span><text:span text:style-name="T277">. </text:span><text:span text:style-name="T291">Optionally, the segments may also remain uninitialized. </text:span><text:span text:style-name="T277">Whenever a volume requires more segments (new volume has none), the volume requests a free segment from the pool. </text:span><text:span text:style-name="T291">Volumes can request either kind and be given either kind of segment depending on the pool. </text:span><text:span text:style-name="T277">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2">leads to both metadata changes and random file writes being persisted at sequential disk speed. </text:span></text:p>
      <text:p text:style-name="P132">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1" text:outline-level="3"><text:bookmark-start text:name="__RefHeading___Toc6569_138362386"/>Data structure fields<text:bookmark-end text:name="__RefHeading___Toc6569_138362386"/></text:h>
      <text:h text:style-name="P436"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2">diskdict</text:span><text:span text:style-name="T279"> while the second ring contains a </text:span><text:span text:style-name="T518">serialized blob of </text:span><text:span text:style-name="T223">pooldict</text:span><text:span text:style-name="T320"> structure. </text:span><text:span text:style-name="T280">Only one partition is needed to mount the pool. Its pooldict has a list of all other partitions. </text:span><text:span text:style-name="T320">All rings are loaded at pool mount time and checked which one has </text:span><text:span text:style-name="T280">the</text:span><text:span text:style-name="T320"> newest valid entry. The </text:span><text:span text:style-name="T281">current pooldict </text:span><text:span text:style-name="T320">is kept in memory until unmount. Other rings are also updated with the current value to ensure consistency. Whenever pooldict gets persisted, ring</text:span><text:span text:style-name="T281"> in each backend</text:span><text:span text:style-name="T320"> is updated with the new value. </text:span><text:span text:style-name="T286">All segments in the pool are concatenated into </text:span><text:span text:style-name="T287">a unified disk space with byte resolution. Pooldict translates disk space addresses into an open descriptor and offset within. </text:span><text:span text:style-name="T288">New backends are assigned new byte ranges (ranges never being reused) and removed backends make </text:span><text:span text:style-name="T292">byte </text:span><text:span text:style-name="T288">ranges permanently inaccessible</text:span><text:span text:style-name="T293">.</text:span><text:span text:style-name="T288"> </text:span></text:p>
      <text:p text:style-name="P134"/>
      <text:p text:style-name="P98">Diskdict contains:</text:p>
      <text:list xml:id="list3382755504" text:style-name="L1">
        <text:list-item>
          <text:p text:style-name="P326"><text:span text:style-name="T234">Checksum covering further fields, </text:span><text:span text:style-name="T317">not keyed. </text:span></text:p>
        </text:list-item>
        <text:list-item>
          <text:p text:style-name="P335"><text:span text:style-name="T234">Unique long random id of the backend. </text:span><text:span text:style-name="T282">This is to ensure that disks are recognized </text:span><text:span text:style-name="T324">properly </text:span><text:span text:style-name="T282">when their system paths have changed. </text:span></text:p>
        </text:list-item>
      </text:list>
      <text:p text:style-name="P99"/>
      <text:p text:style-name="P100">Pooldict contains: </text:p>
      <text:list xml:id="list264248892" text:style-name="L2">
        <text:list-item>
          <text:p text:style-name="P327"><text:span text:style-name="T234">Checksum covering further fields, </text:span><text:span text:style-name="T317">not keyed. </text:span></text:p>
        </text:list-item>
        <text:list-item>
          <text:p text:style-name="P336"><text:span text:style-name="T234">Unique long random id of the pool. </text:span><text:span text:style-name="T282">This can be used to </text:span><text:span text:style-name="T290">differentiate</text:span><text:span text:style-name="T282"> between pools. </text:span></text:p>
        </text:list-item>
        <text:list-item>
          <text:p text:style-name="P337"><text:span text:style-name="T279">List of </text:span><text:span text:style-name="T282">backend</text:span><text:span text:style-name="T283">s in the pool: their random ids, </text:span><text:span text:style-name="T290">non unique labels for convenience</text:span><text:span text:style-name="T285">, </text:span><text:span text:style-name="T283">disk sizes, segment sizes, </text:span><text:span text:style-name="T285">byte</text:span><text:span text:style-name="T284"> ranges </text:span><text:span text:style-name="T285">in </text:span><text:span text:style-name="T293">unified</text:span><text:span text:style-name="T285"> disk space</text:span><text:span text:style-name="T284">, </text:span><text:span text:style-name="T283">and bitmaps of </text:span><text:span text:style-name="T284">un</text:span><text:span text:style-name="T283">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34">List of volumes in the pool: their random ids, </text:span><text:span text:style-name="T289">unique</text:span><text:span text:style-name="T234"> names, </text:span><text:span text:style-name="T290">non unique labels for convenience, </text:span><text:span text:style-name="T234">extent infos (locations and sizes in </text:span><text:span text:style-name="T297">unified </text:span><text:span text:style-name="T234">disk space) of fsdict rings, bitmaps of allocated segments, </text:span><text:span text:style-name="T294">encryption and authentication keys to fsdict if used, salted hash of an external key if these keys are also encrypted, selection of cryptographic algorithms. </text:span></text:p>
        </text:list-item>
      </text:list>
      <text:p text:style-name="P135"/>
      <text:h text:style-name="P436"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3846371236" text:style-name="L3">
        <text:list-item>
          <text:p text:style-name="P328"><text:span text:style-name="T234">Checksum covering further fields, </text:span><text:span text:style-name="T314">keyed from </text:span><text:span text:style-name="T315">pooldict</text:span><text:span text:style-name="T314">. </text:span></text:p>
        </text:list-item>
        <text:list-item>
          <text:p text:style-name="P338"><text:span text:style-name="T234">Unique long random id of the </text:span><text:span text:style-name="T295">volume</text:span><text:span text:style-name="T234">. </text:span><text:span text:style-name="T282">This can be </text:span><text:span text:style-name="T296">attached to backup images and reused when restoring a volume from an image. </text:span></text:p>
        </text:list-item>
        <text:list-item>
          <text:p text:style-name="P343"><text:span text:style-name="T295">E</text:span><text:span text:style-name="T234">xtent map, either </text:span><text:span text:style-name="T316">an </text:span><text:span text:style-name="T234">extent info of </text:span><text:span text:style-name="T316">the </text:span><text:span text:style-name="T234">chain containing </text:span><text:span text:style-name="T311">an </text:span><text:span text:style-name="T234">entire dictionary </text:span><text:span text:style-name="T311">with diffs </text:span><text:span text:style-name="T234">or </text:span><text:span text:style-name="T311">a list of extent infos with their internal </text:span><text:span text:style-name="T234">allocation bitmap</text:span><text:span text:style-name="T311">s</text:span><text:span text:style-name="T234"> for B-tree fixed sized </text:span><text:span text:style-name="T309">nodes,</text:span><text:span text:style-name="T234"> and </text:span><text:span text:style-name="T316">a pointer to </text:span><text:span text:style-name="T234">the root B-tree </text:span><text:span text:style-name="T316">chunk</text:span><text:span text:style-name="T234">, </text:span><text:span text:style-name="T316">and the size of B-tree chunks. </text:span></text:p>
        </text:list-item>
        <text:list-item>
          <text:p text:style-name="P344"><text:span text:style-name="T310">R</text:span><text:span text:style-name="T234">oot directory extent id. Alternatively it could be defined constant. </text:span></text:p>
        </text:list-item>
        <text:list-item>
          <text:p text:style-name="P345"><text:span text:style-name="T234">Free extent </text:span><text:span text:style-name="T309">set</text:span><text:span text:style-name="T234">, as </text:span><text:span text:style-name="T298">a list of </text:span><text:span text:style-name="T305">extent infos</text:span><text:span text:style-name="T298">. </text:span><text:span text:style-name="T299">These can </text:span><text:span text:style-name="T300">be </text:span><text:span text:style-name="T299">used </text:span><text:span text:style-name="T308">to satisfy </text:span><text:span text:style-name="T299">allocation requests before the pool </text:span><text:span text:style-name="T305">needs to </text:span><text:span text:style-name="T299">allocate new segments. </text:span><text:span text:style-name="T309">In memory representation can be more like a buddy allocator but on disk representation is a list. </text:span></text:p>
        </text:list-item>
        <text:list-item>
          <text:p text:style-name="P346"><text:span text:style-name="T299">U</text:span><text:span text:style-name="T234">nwiped extent </text:span><text:span text:style-name="T309">set</text:span><text:span text:style-name="T234">, as a list of extent </text:span><text:span text:style-name="T305">infos</text:span><text:span text:style-name="T234">. On encrypted volumes, inode extents end up on this list before they are passed to the free extent map. On unencrypted volumes, this list can be empty. </text:span></text:p>
        </text:list-item>
        <text:list-item>
          <text:p text:style-name="P340">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47"><text:span text:style-name="T298">J</text:span><text:span text:style-name="T234">ournal, as </text:span><text:span text:style-name="T308">a list of </text:span><text:span text:style-name="T234">extent </text:span><text:span text:style-name="T309">infos </text:span><text:span text:style-name="T308">of </text:span><text:span text:style-name="T234">chains containing journal entries. Earliest chain is used for compacting and newest chain is used for adding new entries. </text:span></text:p>
        </text:list-item>
        <text:list-item>
          <text:p text:style-name="P341">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48"><text:span text:style-name="T234">Snapshots, as </text:span><text:span text:style-name="T300">a list of revision numbers and associated non-unique text labels. </text:span><text:span text:style-name="T301">Version history feature uses the journal while the snapshots feature uses this one. </text:span></text:p>
        </text:list-item>
        <text:list-item>
          <text:p text:style-name="P349"><text:span text:style-name="T234">Settings that were passed during volume creation or set online, for example, selection of encryption </text:span><text:span text:style-name="T302">and authentication </text:span><text:span text:style-name="T234">algorithms, </text:span><text:span text:style-name="T306">RAID mode for new files, </text:span><text:span text:style-name="T234">should fsync be ignored, </text:span><text:span text:style-name="T304">is </text:span><text:span text:style-name="T303">revision history enabled, </text:span><text:span text:style-name="T312">amount of bytes for preallocation, amount of bytes to have always allocated from the pool, </text:span><text:span text:style-name="T318">sector size, </text:span><text:span text:style-name="T312">etc. </text:span></text:p>
        </text:list-item>
        <text:list-item>
          <text:p text:style-name="P350"><text:span text:style-name="T303">E</text:span><text:span text:style-name="T234">ncryption and authentication keys </text:span><text:span text:style-name="T325">and schemes </text:span><text:span text:style-name="T234">to all mentioned data structures</text:span><text:span text:style-name="T307">, independently for each external data structure. </text:span></text:p>
        </text:list-item>
      </text:list>
      <text:p text:style-name="P136"/>
      <text:h text:style-name="P436"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398897766" text:style-name="L4">
        <text:list-item>
          <text:p text:style-name="P353">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3112189152" text:style-name="L5">
        <text:list-item>
          <text:p text:style-name="P355">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55">Concatenation of fixed size <text:span text:style-name="T482">pointers to other chunks, each in unified disk space. </text:span></text:p>
        </text:list-item>
      </text:list>
      <text:p text:style-name="P138"/>
      <text:p text:style-name="P147"><text:soft-page-break/>Journal chunk content: </text:p>
      <text:list xml:id="list871917130" text:style-name="L6">
        <text:list-item>
          <text:p text:style-name="P356">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57">(Initialized volume) <text:span text:style-name="T513">No fields. This is used for informing the user. </text:span></text:p>
            </text:list-item>
            <text:list-item>
              <text:p text:style-name="P359">(Mounted volume) No fields. This is used for informing the user. </text:p>
            </text:list-item>
            <text:list-item>
              <text:p text:style-name="P361">(Opened file) <text:span text:style-name="T506">Inode id of parent directory inode as varint, </text:span>file inode id as varint, <text:span text:style-name="T506">length of the path as varint, path as UTF8 encoded string. </text:span></text:p>
            </text:list-item>
            <text:list-item>
              <text:p text:style-name="P358">(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56">(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62">(Appended to file) <text:span text:style-name="T501">(</text:span>same <text:span text:style-name="T503">fields </text:span>as <text:span text:style-name="T505">file write)</text:span></text:p>
            </text:list-item>
            <text:list-item>
              <text:p text:style-name="P356">(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42">Un</text:span>mounted volume) No fields. This is used for informing the user. </text:p>
            </text:list-item>
          </text:list>
        </text:list-item>
      </text:list>
      <text:p text:style-name="P138"/>
      <text:h text:style-name="P436"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767044474" text:style-name="L7">
        <text:list-item>
          <text:p text:style-name="P329">Checksum covering further fields, <text:span text:style-name="T486">keyed from any parent directory, parametrized by id. </text:span></text:p>
        </text:list-item>
        <text:list-item>
          <text:p text:style-name="P367">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67">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8">but same operation. </text:span></text:p>
        </text:list-item>
        <text:list-item>
          <text:p text:style-name="P371">Ignored revisions, as a list of revision ranges. This is <text:span text:style-name="T469">only </text:span>used when reverting. Journal provides explanations of each revision and snapshots point to particular revisions. </text:p>
        </text:list-item>
        <text:list-item>
          <text:p text:style-name="P374">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51"><text:span text:style-name="T303">E</text:span><text:span text:style-name="T234">ncryption and authentication keys </text:span><text:span text:style-name="T325">and schemes </text:span><text:span text:style-name="T234">to </text:span><text:span text:style-name="T313">be used on </text:span><text:span text:style-name="T327">data </text:span><text:span text:style-name="T313">chunks</text:span><text:span text:style-name="T307">. </text:span></text:p>
        </text:list-item>
        <text:list-item>
          <text:p text:style-name="P377"><text:span text:style-name="T307">Padding bytes,</text:span><text:span text:style-name="T319"> </text:span><text:span text:style-name="T326">needed for sector alignment and </text:span><text:span text:style-name="T319">discarded during parsing. </text:span></text:p>
        </text:list-item>
      </text:list>
      <text:p text:style-name="P154">In memory only: </text:p>
      <text:list xml:id="list1237613825" text:style-name="L8">
        <text:list-item>
          <text:p text:style-name="P379">Is dirty, as a boolean flag. When set this means the inode needs to be persisted, even if there are no dirty <text:span text:style-name="T474">data </text:span>chunks. </text:p>
        </text:list-item>
        <text:list-item>
          <text:p text:style-name="P382">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30616438405838" text:continue-list="list767044474" text:style-name="L7">
        <text:list-item>
          <text:p text:style-name="P330">Checksum covering further fields, <text:span text:style-name="T486">keyed from any parent directory, parametrized by id. Root directory is keyed from fsdict. </text:span></text:p>
        </text:list-item>
        <text:list-item>
          <text:p text:style-name="P368">Unique volume wide id. This is the same id that is used by the extent map to translate into extent info. <text:span text:style-name="T488">Also it is the revision number of the dir creation operation. </text:span></text:p>
        </text:list-item>
        <text:list-item>
          <text:p text:style-name="P386">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372">Ignored revisions, as a list of revision ranges. This is <text:span text:style-name="T469">only </text:span>used when reverting. Journal provides explanations of each revision and snapshots point to particular revisions. </text:p>
        </text:list-item>
        <text:list-item>
          <text:p text:style-name="P375"><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3">E</text:span><text:span text:style-name="T234">ncryption and authentication keys </text:span><text:span text:style-name="T325">and schemes </text:span><text:span text:style-name="T234">to </text:span><text:span text:style-name="T313">be used on inodes</text:span><text:span text:style-name="T307">. </text:span></text:p>
        </text:list-item>
        <text:list-item>
          <text:p text:style-name="P377"><text:span text:style-name="T307">Padding bytes. </text:span><text:span text:style-name="T319">These bytes are discarded during parsing. </text:span></text:p>
        </text:list-item>
      </text:list>
      <text:p text:style-name="P155">In memory only: </text:p>
      <text:list xml:id="list2195354856" text:style-name="L9">
        <text:list-item>
          <text:p text:style-name="P380">Is dirty, as a boolean flag. When set this means the inode needs to be persisted, <text:span text:style-name="T478">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30616046749618" text:continue-list="list30616438405838" text:style-name="L7">
        <text:list-item>
          <text:p text:style-name="P330">Checksum covering further fields, <text:span text:style-name="T486">keyed from any parent directory, parametrized by id.</text:span></text:p>
        </text:list-item>
        <text:list-item>
          <text:p text:style-name="P368">Unique volume wide id. This is the same id that is used by the extent map to translate into extent info. <text:span text:style-name="T488">Also it is the revision number of the link creation operation. </text:span></text:p>
        </text:list-item>
        <text:list-item>
          <text:p text:style-name="P387">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373">Ignored revisions, as a list of revision ranges. This is <text:span text:style-name="T469">only </text:span>used when reverting. Journal provides explanations of each revision and snapshots point to particular revisions. </text:p>
        </text:list-item>
        <text:list-item>
          <text:p text:style-name="P376"><text:soft-page-break/><text:span text:style-name="T510">O</text:span>wner and permissions, <text:span text:style-name="T510">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90">These bytes are discarded during parsing. </text:span></text:p>
        </text:list-item>
      </text:list>
      <text:p text:style-name="P156">In memory only: </text:p>
      <text:list xml:id="list2288952800" text:style-name="L10">
        <text:list-item>
          <text:p text:style-name="P381">Is dirty, as a boolean flag. When set this means the inode needs to be persisted, <text:span text:style-name="T478">because some fields were changed. </text:span></text:p>
        </text:list-item>
        <text:list-item>
          <text:p text:style-name="P385">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402726361" text:style-name="L11">
        <text:list-item>
          <text:p text:style-name="P390">Algorithm selection, as <text:span text:style-name="T545">varint. Implies </text:span>length of checksum field. </text:p>
        </text:list-item>
        <text:list-item>
          <text:p text:style-name="P331">Checksum covering further fields, <text:span text:style-name="T489">keyed from the file inode, parametrized by id. </text:span></text:p>
        </text:list-item>
        <text:list-item>
          <text:p text:style-name="P369">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392">Concatenation of <text:span text:style-name="T485">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2869223252" text:style-name="L12">
        <text:list-item>
          <text:p text:style-name="P391"><text:span text:style-name="T545">Cheksum </text:span>algorithm selection, as <text:span text:style-name="T545">varint</text:span>, implying length of checksum field. </text:p>
        </text:list-item>
        <text:list-item>
          <text:p text:style-name="P332">Checksum covering <text:span text:style-name="T538">data field</text:span>, <text:span text:style-name="T489">keyed from the file inode, parametrized by id. </text:span></text:p>
        </text:list-item>
        <text:list-item>
          <text:p text:style-name="P393">Compression algorithm selection, as varint. </text:p>
        </text:list-item>
        <text:list-item>
          <text:p text:style-name="P394">Data, as bytes. Chunk map keeps track of <text:span text:style-name="T538">the entire chunk size. </text:span></text:p>
        </text:list-item>
      </text:list>
      <text:p text:style-name="P158"/>
      <text:h text:style-name="P436"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1087511139" text:style-name="L13">
        <text:list-item>
          <text:p text:style-name="P395">Concatenation of fixed size chunks. </text:p>
        </text:list-item>
        <text:list-item>
          <text:p text:style-name="P395">Padding bytes. The extent must be sector aligned. Sector size is externally provided. </text:p>
        </text:list-item>
      </text:list>
      <text:p text:style-name="P161"/>
      <text:p text:style-name="P161">Ring chunk: </text:p>
      <text:list xml:id="list540706317" text:style-name="L14">
        <text:list-item>
          <text:p text:style-name="P333">Checksum covering further fields, <text:span text:style-name="T496">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97">blob</text:span>. </text:p>
        </text:list-item>
      </text:list>
      <text:p text:style-name="P161"/>
      <text:p text:style-name="P161">Chain extent: </text:p>
      <text:list xml:id="list1842929516" text:style-name="L15">
        <text:list-item>
          <text:p text:style-name="P397">Concatenation of variable size chunks. </text:p>
        </text:list-item>
      </text:list>
      <text:p text:style-name="P161"/>
      <text:p text:style-name="P161"><text:soft-page-break/>Chain chunk: </text:p>
      <text:list xml:id="list2684115991" text:style-name="L16">
        <text:list-item>
          <text:p text:style-name="P334">Checksum covering further fields, <text:span text:style-name="T497">can be keyed or parametrized. </text:span></text:p>
        </text:list-item>
        <text:list-item>
          <text:p text:style-name="P398">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54">Length <text:span text:style-name="T481">of data, in bytes. </text:span></text:p>
        </text:list-item>
        <text:list-item>
          <text:p text:style-name="P354"><text:span text:style-name="T481">Length of </text:span>padding, in bytes. </text:p>
        </text:list-item>
        <text:list-item>
          <text:p text:style-name="P354">Data blob. </text:p>
        </text:list-item>
        <text:list-item>
          <text:p text:style-name="P354">Padding bytes. Chunks must be sector aligned. <text:span text:style-name="T495">Sector size is provided in fsdict. </text:span></text:p>
        </text:list-item>
      </text:list>
      <text:p text:style-name="P159"/>
      <text:p text:style-name="P159"/>
      <text:h text:style-name="P43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text:span text:style-name="T664">be </text:span>used concurrently. </text:p>
      <text:p text:style-name="P146"/>
      <text:p text:style-name="P237">[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3"/>
      <text:h text:style-name="P408" text:outline-level="1"><draw:frame draw:style-name="fr2" draw:name="Logo over Mission Statement" text:anchor-type="paragraph" svg:x="14.944cm" svg:y="-0.289cm" svg:width="2cm" svg:height="1.55cm" draw:z-index="10"><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3">Arkadiusz Bulski</text:p>
      <text:p text:style-name="P303"/>
      <text:h text:style-name="P411"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3">features </text:span><text:span text:style-name="T391">and readability, </text:span><text:span text:style-name="T392">over </text:span><text:span text:style-name="T391">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7" text:outline-level="4"><text:bookmark-start text:name="__RefHeading___Toc5483_1259271636"/>B-trees<text:bookmark-end text:name="__RefHeading___Toc5483_1259271636"/></text:h>
      <text:p text:style-name="P269"><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2"/>
      <text:h text:style-name="P409" text:outline-level="1"><draw:frame draw:style-name="fr2" draw:name="Logo over QA" text:anchor-type="paragraph" svg:x="14.944cm" svg:y="-0.289cm" svg:width="2cm" svg:height="1.55cm" draw:z-index="12"><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9">Arkadiusz Bulski</text:p>
      <text:p text:style-name="P299"/>
      <text:p text:style-name="P299">asked by Thistle (pseudonym)</text:p>
      <text:p text:style-name="P299">recorded on 2015-04-10</text:p>
      <text:p text:style-name="P176"/>
      <text:p text:style-name="P72">What control will a user have over wiping of files? Wiping of files is not practical? You mean manual wiping? </text:p>
      <text:p text:style-name="P177">There are two different <text:span text:style-name="T404">actions, regular deletion and permanent deletion</text:span>. One is reversible and other is <text:span text:style-name="T40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7">accidentally</text:span> wipes a file? What safety measures will be there to prevent <text:span text:style-name="T377">accidental</text:span> complete wiping of content? Or is that a risk users have to take? </text:p>
      <text:p text:style-name="P178"><text:span text:style-name="T400">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30">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6"/>
      <text:p text:style-name="P72">History of changes to files means that all versions of the file remain stored, or at least a history that can be viewed. <text:span text:style-name="T409">I</text:span>sn’t that impractical in some cases of <text:span text:style-name="T377">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7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9">are </text:span>two ways of ensuring <text:span text:style-name="T380">data is permanently gone</text:span>, either <text:span text:style-name="T380">through </text:span>overriding data itself or overriding encryption keys that were used to encrypt said data. Second approach is much better since keys occupy only few bytes and overriding few bytes takes almost no time. <text:span text:style-name="T40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1">your country of residence, you may be: </text:span></text:p>
      <text:list xml:id="list3152525445" text:style-name="L17">
        <text:list-item>
          <text:p text:style-name="P399">forbidden from using cryptographic products in general</text:p>
        </text:list-item>
        <text:list-item>
          <text:p text:style-name="P400">required to get license or send notification before import<text:span text:style-name="T382">ing</text:span></text:p>
        </text:list-item>
        <text:list-item>
          <text:p text:style-name="P401">required to disclose cryptographic keys to authorities in advance</text:p>
        </text:list-item>
        <text:list-item>
          <text:p text:style-name="P402">asked to <text:span text:style-name="T405">enter password and hand over </text:span>your laptop</text:p>
        </text:list-item>
        <text:list-item>
          <text:p text:style-name="P401">asked if you have any other undisclosed encrypted partitions</text:p>
        </text:list-item>
        <text:list-item>
          <text:p text:style-name="P403">subpoenaed <text:span text:style-name="T383">to produce </text:span>keys or <text:span text:style-name="T383">de</text:span>crypted data <text:span text:style-name="T383">itself</text:span></text:p>
        </text:list-item>
        <text:list-item>
          <text:p text:style-name="P403">jailed for long time or until your produce encryption keys</text:p>
        </text:list-item>
      </text:list>
      <text:p text:style-name="P182">Lesson to learn <text:span text:style-name="T384">here </text:span>is that <text:span text:style-name="T627">national </text:span>law can put you in a position where <text:span text:style-name="T385">technical solutions do not give you an easy and legal way out</text:span>. Consider crossing US border with child pornography on your laptop <text:span text:style-name="T386">(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9">asked by Steven Balderrama</text:p>
      <text:p text:style-name="P299">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4">some are so specialized that clearly there will not be many people that will have a use for them. This project aims to deliver a versatile filesystem that will be useful to everybody. </text:span></text:p>
      <text:p text:style-name="P185"/>
      <text:p text:style-name="P186"><text:span text:style-name="T389">Compression </text:span><text:span text:style-name="T387">is great, </text:span><text:span text:style-name="T388">but s</text:span><text:span text:style-name="T387">ome files should not be compressed for performance. </text:span></text:p>
      <text:p text:style-name="P187">Some files are almost impossible to compress, audio video formats are a good example. However, performance <text:span text:style-name="T401">does not necessarily </text:span>have to be negatively impacted<text:span text:style-name="T39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6">a set of changed blocks</text:span>. Later filesystems like Btrfs <text:span text:style-name="T399">and ZFS </text:span>started using copy on write <text:span text:style-name="T398">and checksums</text:span>. <text:span text:style-name="T551">ZFS also uses intents. The state of the art solution would perhaps comprise of copy on write only. Initial idea of using intents was discarded. </text:span></text:p>
      <text:p text:style-name="P228"><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4">asked by <text:span text:style-name="T561">Robert Węcławski</text:span></text:p>
      <text:p text:style-name="P304">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8"><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1">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03:06:14.814144568">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2"/>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6H57M52S</meta:editing-duration>
    <meta:editing-cycles>1602</meta:editing-cycles>
    <meta:generator>LibreOffice/5.3.1.2$Linux_X86_64 LibreOffice_project/30m0$Build-2</meta:generator>
    <dc:date>2017-09-01T03:06:14.739068000</dc:date>
    <meta:print-date>2017-03-17T12:48:20.222054410</meta:print-date>
    <meta:document-statistic meta:table-count="1" meta:image-count="24" meta:object-count="6" meta:page-count="50" meta:paragraph-count="535" meta:word-count="20914" meta:character-count="130035" meta:non-whitespace-character-count="10940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